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Moneda" style:data-style-name="N34"/>
    <style:style style:name="ce3" style:family="table-cell" style:parent-style-name="Default" style:data-style-name="N34"/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Moneda" style:data-style-name="N34"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fo:color="#4472C4" fo:font-weight="bold" style:font-weight-asian="bold" style:font-weight-complex="bold"/>
    </style:style>
    <style:style style:name="ce8" style:family="table-cell" style:parent-style-name="Moneda" style:data-style-name="N34">
      <style:text-properties fo:color="#4472C4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4472C4" fo:font-weight="bold" style:font-weight-asian="bold" style:font-weight-complex="bold"/>
    </style:style>
    <style:style style:name="ce10" style:family="table-cell" style:parent-style-name="Default" style:data-style-name="N34">
      <style:text-properties fo:font-weight="bold" style:font-weight-asian="bold" style:font-weight-complex="bold"/>
    </style:style>
    <style:style style:name="ce11" style:family="table-cell" style:parent-style-name="Default" style:data-style-name="N0"/>
    <style:style style:name="ce12" style:family="table-cell" style:parent-style-name="Neutral" style:data-style-name="N0">
      <style:table-cell-properties fo:background-color="transparent"/>
      <style:text-properties fo:color="#9C5700"/>
    </style:style>
    <style:style style:name="ce13" style:family="table-cell" style:parent-style-name="Neutral" style:data-style-name="N34">
      <style:table-cell-properties fo:background-color="transparent"/>
      <style:text-properties fo:color="#9C5700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34"/>
    <style:style style:name="ce17" style:family="table-cell" style:parent-style-name="Neutral" style:data-style-name="N34">
      <style:table-cell-properties fo:background-color="transparent"/>
      <style:text-properties fo:color="#000000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ext-properties fo:color="#000000"/>
    </style:style>
    <style:style style:name="co1" style:family="table-column">
      <style:table-column-properties fo:break-before="auto" style:column-width="3.59833333333333cm"/>
    </style:style>
    <style:style style:name="co2" style:family="table-column">
      <style:table-column-properties fo:break-before="auto" style:column-width="3.34697916666667cm" style:use-optimal-column-width="true"/>
    </style:style>
    <style:style style:name="co3" style:family="table-column">
      <style:table-column-properties fo:break-before="auto" style:column-width="2.4209375cm" style:use-optimal-column-width="true"/>
    </style:style>
    <style:style style:name="co4" style:family="table-column">
      <style:table-column-properties fo:break-before="auto" style:column-width="2.6590625cm" style:use-optimal-column-width="true"/>
    </style:style>
    <style:style style:name="co5" style:family="table-column">
      <style:table-column-properties fo:break-before="auto" style:column-width="2.44739583333333cm" style:use-optimal-column-width="true"/>
    </style:style>
    <style:style style:name="co6" style:family="table-column">
      <style:table-column-properties fo:break-before="auto" style:column-width="2.60614583333333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24895833333333cm" style:use-optimal-column-width="true"/>
    </style:style>
    <style:style style:name="co9" style:family="table-column">
      <style:table-column-properties fo:break-before="auto" style:column-width="3.175cm" style:use-optimal-column-width="true"/>
    </style:style>
    <style:style style:name="co10" style:family="table-column">
      <style:table-column-properties fo:break-before="auto" style:column-width="6.1515625cm" style:use-optimal-column-width="true"/>
    </style:style>
    <style:style style:name="co11" style:family="table-column">
      <style:table-column-properties fo:break-before="auto" style:column-width="4.90802083333333cm" style:use-optimal-column-width="true"/>
    </style:style>
    <style:style style:name="co12" style:family="table-column">
      <style:table-column-properties fo:break-before="auto" style:column-width="2.52677083333333cm" style:use-optimal-column-width="true"/>
    </style:style>
    <style:style style:name="co13" style:family="table-column">
      <style:table-column-properties fo:break-before="auto" style:column-width="3.38666666666667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ño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7" table:number-columns-repeated="16374" table:default-cell-style-name="ce1"/>
        <table:table-row table:style-name="ro1">
          <table:table-cell office:value-type="string" table:style-name="ce5">
            <text:p>Recurso</text:p>
          </table:table-cell>
          <table:table-cell office:value-type="string" table:style-name="ce5">
            <text:p>Cargo</text:p>
          </table:table-cell>
          <table:table-cell office:value-type="string" table:style-name="ce5">
            <text:p>Neto Mensual</text:p>
          </table:table-cell>
          <table:table-cell office:value-type="string" table:style-name="ce5">
            <text:p>Bruto Mensual</text:p>
          </table:table-cell>
          <table:table-cell office:value-type="string" table:style-name="ce6">
            <text:p>Bruto Anual</text:p>
          </table:table-cell>
          <table:table-cell office:value-type="string" table:style-name="ce5">
            <text:p>Departamento</text:p>
          </table:table-cell>
          <table:table-cell table:style-name="ce1"/>
          <table:table-cell office:value-type="string" table:style-name="ce5">
            <text:p>Dedicacion</text:p>
          </table:table-cell>
          <table:table-cell office:value-type="string" table:style-name="ce5">
            <text:p>Coste Presupuesto</text:p>
          </table:table-cell>
          <table:table-cell office:value-type="string" table:style-name="ce5">
            <text:p>Partida Presupuestaria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7">
            <text:p>Bruce Hopskins</text:p>
          </table:table-cell>
          <table:table-cell office:value-type="string" table:style-name="ce7">
            <text:p>Arquitecto IDI</text:p>
          </table:table-cell>
          <table:table-cell office:value-type="currency" office:value="3500" table:style-name="ce8">
            <text:p><text:s/>3.500,00 €<text:s/></text:p>
          </table:table-cell>
          <table:table-cell office:value-type="currency" office:value="3500" table:style-name="ce8">
            <text:p><text:s/>3.500,00 €<text:s/></text:p>
          </table:table-cell>
          <table:table-cell office:value-type="currency" office:value="42000" table:formula="of:=[.D2]*12" table:style-name="ce8">
            <text:p><text:s/>42.000,00 €<text:s/></text:p>
          </table:table-cell>
          <table:table-cell office:value-type="string" table:style-name="ce4">
            <text:p>I+D+i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42000" table:formula="of:=([.E2]/12)*[.H2]" table:style-name="ce3">
            <text:p><text:s/>42.000,00 €<text:s/></text:p>
          </table:table-cell>
          <table:table-cell office:value-type="string" table:style-name="ce1">
            <text:p>Produccion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yam Gahderi</text:p>
          </table:table-cell>
          <table:table-cell office:value-type="string" table:style-name="ce1">
            <text:p>Dra. Lingüística</text:p>
          </table:table-cell>
          <table:table-cell office:value-type="currency" office:value="3000" table:style-name="ce2">
            <text:p><text:s/>3.000,00 €<text:s/></text:p>
          </table:table-cell>
          <table:table-cell office:value-type="currency" office:value="3900" table:formula="of:=[.C3]*1.3" table:style-name="ce2">
            <text:p><text:s/>3.900,00 €<text:s/></text:p>
          </table:table-cell>
          <table:table-cell office:value-type="currency" office:value="46800" table:formula="of:=[.D3]*12" table:style-name="ce2">
            <text:p><text:s/>46.800,00 €<text:s/></text:p>
          </table:table-cell>
          <table:table-cell office:value-type="string" table:style-name="ce4">
            <text:p>I+D+i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46800" table:formula="of:=([.E3]/12)*[.H3]" table:style-name="ce3">
            <text:p><text:s/>46.800,00 €<text:s/></text:p>
          </table:table-cell>
          <table:table-cell office:value-type="string" table:style-name="ce1">
            <text:p>Produccion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ergei Sinenkov</text:p>
          </table:table-cell>
          <table:table-cell office:value-type="string" table:style-name="ce1">
            <text:p>Developer Semantic</text:p>
          </table:table-cell>
          <table:table-cell office:value-type="currency" office:value="2000" table:style-name="ce2">
            <text:p><text:s/>2.000,00 €<text:s/></text:p>
          </table:table-cell>
          <table:table-cell office:value-type="currency" office:value="2600" table:formula="of:=[.C4]*1.3" table:style-name="ce2">
            <text:p><text:s/>2.600,00 €<text:s/></text:p>
          </table:table-cell>
          <table:table-cell office:value-type="currency" office:value="31200" table:formula="of:=[.D4]*12" table:style-name="ce2">
            <text:p><text:s/>31.200,00 €<text:s/></text:p>
          </table:table-cell>
          <table:table-cell office:value-type="string" table:style-name="ce4">
            <text:p>I+D+i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31200" table:formula="of:=([.E4]/12)*[.H4]" table:style-name="ce3">
            <text:p><text:s/>31.200,00 €<text:s/></text:p>
          </table:table-cell>
          <table:table-cell office:value-type="string" table:style-name="ce1">
            <text:p>Produccion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Manuel Gonzalez</text:p>
          </table:table-cell>
          <table:table-cell office:value-type="string" table:style-name="ce7">
            <text:p>CIO</text:p>
          </table:table-cell>
          <table:table-cell office:value-type="currency" office:value="4000" table:style-name="ce8">
            <text:p><text:s/>4.000,00 €<text:s/></text:p>
          </table:table-cell>
          <table:table-cell office:value-type="currency" office:value="5000" table:style-name="ce8">
            <text:p><text:s/>5.000,00 €<text:s/></text:p>
          </table:table-cell>
          <table:table-cell office:value-type="currency" office:value="60000" table:formula="of:=[.D5]*12" table:style-name="ce8">
            <text:p><text:s/>60.000,00 €<text:s/></text:p>
          </table:table-cell>
          <table:table-cell office:value-type="string" table:style-name="ce9">
            <text:p>IT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60000" table:formula="of:=([.E5]/12)*[.H5]" table:style-name="ce3">
            <text:p><text:s/>60.000,00 €<text:s/></text:p>
          </table:table-cell>
          <table:table-cell office:value-type="string" table:style-name="ce1">
            <text:p>Produccion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dmin Sistemas</text:p>
          </table:table-cell>
          <table:table-cell office:value-type="string" table:style-name="ce1">
            <text:p>Administrador</text:p>
          </table:table-cell>
          <table:table-cell office:value-type="currency" office:value="4166.666666666667" table:formula="of:=50000/12" table:style-name="ce2">
            <text:p><text:s/>4.166,67 €<text:s/></text:p>
          </table:table-cell>
          <table:table-cell office:value-type="currency" office:value="5416.666666666667" table:formula="of:=[.C6]*1.3" table:style-name="ce2">
            <text:p><text:s/>5.416,67 €<text:s/></text:p>
          </table:table-cell>
          <table:table-cell office:value-type="currency" office:value="65000" table:formula="of:=[.D6]*12" table:style-name="ce2">
            <text:p><text:s/>65.000,00 €<text:s/></text:p>
          </table:table-cell>
          <table:table-cell office:value-type="string" table:style-name="ce4">
            <text:p>Sistemas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65000" table:formula="of:=([.E6]/12)*[.H6]" table:style-name="ce3">
            <text:p><text:s/>65.000,00 €<text:s/></text:p>
          </table:table-cell>
          <table:table-cell office:value-type="string" table:style-name="ce1">
            <text:p>Produccion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perador</text:p>
          </table:table-cell>
          <table:table-cell office:value-type="string" table:style-name="ce1">
            <text:p>Operador</text:p>
          </table:table-cell>
          <table:table-cell office:value-type="currency" office:value="2500" table:formula="of:=30000/12" table:style-name="ce2">
            <text:p><text:s/>2.500,00 €<text:s/></text:p>
          </table:table-cell>
          <table:table-cell office:value-type="currency" office:value="3250" table:formula="of:=[.C7]*1.3" table:style-name="ce2">
            <text:p><text:s/>3.250,00 €<text:s/></text:p>
          </table:table-cell>
          <table:table-cell office:value-type="currency" office:value="39000" table:formula="of:=[.D7]*12" table:style-name="ce2">
            <text:p><text:s/>39.000,00 €<text:s/></text:p>
          </table:table-cell>
          <table:table-cell office:value-type="string" table:style-name="ce4">
            <text:p>Sistemas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currency" office:value="19500" table:formula="of:=([.E7]/12)*[.H7]" table:style-name="ce3">
            <text:p><text:s/>19.500,00 €<text:s/></text:p>
          </table:table-cell>
          <table:table-cell office:value-type="string" table:style-name="ce1">
            <text:p>Produccion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perador</text:p>
          </table:table-cell>
          <table:table-cell office:value-type="string" table:style-name="ce1">
            <text:p>Operador</text:p>
          </table:table-cell>
          <table:table-cell office:value-type="currency" office:value="2500" table:formula="of:=30000/12" table:style-name="ce2">
            <text:p><text:s/>2.500,00 €<text:s/></text:p>
          </table:table-cell>
          <table:table-cell office:value-type="currency" office:value="3250" table:formula="of:=[.C8]*1.3" table:style-name="ce2">
            <text:p><text:s/>3.250,00 €<text:s/></text:p>
          </table:table-cell>
          <table:table-cell office:value-type="currency" office:value="39000" table:formula="of:=[.D8]*12" table:style-name="ce2">
            <text:p><text:s/>39.000,00 €<text:s/></text:p>
          </table:table-cell>
          <table:table-cell office:value-type="string" table:style-name="ce4">
            <text:p>Sistemas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currency" office:value="19500" table:formula="of:=([.E8]/12)*[.H8]" table:style-name="ce3">
            <text:p><text:s/>19.500,00 €<text:s/></text:p>
          </table:table-cell>
          <table:table-cell office:value-type="string" table:style-name="ce1">
            <text:p>Produccion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quitecto Senior</text:p>
          </table:table-cell>
          <table:table-cell office:value-type="string" table:style-name="ce1">
            <text:p>Arquitecto Senior</text:p>
          </table:table-cell>
          <table:table-cell office:value-type="currency" office:value="4583.333333333333" table:formula="of:=55000/12" table:style-name="ce2">
            <text:p><text:s/>4.583,33 €<text:s/></text:p>
          </table:table-cell>
          <table:table-cell office:value-type="currency" office:value="5958.333333333333" table:formula="of:=[.C9]*1.3" table:style-name="ce2">
            <text:p><text:s/>5.958,33 €<text:s/></text:p>
          </table:table-cell>
          <table:table-cell office:value-type="currency" office:value="71500" table:formula="of:=[.D9]*12" table:style-name="ce2">
            <text:p><text:s/>71.500,00 €<text:s/></text:p>
          </table:table-cell>
          <table:table-cell office:value-type="string" table:style-name="ce4">
            <text:p>Producto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71500" table:formula="of:=([.E9]/12)*[.H9]" table:style-name="ce3">
            <text:p><text:s/>71.500,00 €<text:s/></text:p>
          </table:table-cell>
          <table:table-cell office:value-type="string" table:style-name="ce1">
            <text:p>Produccion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quitecto Junior</text:p>
          </table:table-cell>
          <table:table-cell office:value-type="string" table:style-name="ce1">
            <text:p>Arquitecto Senior</text:p>
          </table:table-cell>
          <table:table-cell office:value-type="currency" office:value="3750" table:formula="of:=45000/12" table:style-name="ce2">
            <text:p><text:s/>3.750,00 €<text:s/></text:p>
          </table:table-cell>
          <table:table-cell office:value-type="currency" office:value="4875" table:formula="of:=[.C10]*1.3" table:style-name="ce2">
            <text:p><text:s/>4.875,00 €<text:s/></text:p>
          </table:table-cell>
          <table:table-cell office:value-type="currency" office:value="58500" table:formula="of:=[.D10]*12" table:style-name="ce2">
            <text:p><text:s/>58.500,00 €<text:s/></text:p>
          </table:table-cell>
          <table:table-cell office:value-type="string" table:style-name="ce4">
            <text:p>Producto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currency" office:value="29250" table:formula="of:=([.E10]/12)*[.H10]" table:style-name="ce3">
            <text:p><text:s/>29.250,00 €<text:s/></text:p>
          </table:table-cell>
          <table:table-cell office:value-type="string" table:style-name="ce1">
            <text:p>Produccion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sarrollador Senior</text:p>
          </table:table-cell>
          <table:table-cell office:value-type="string" table:style-name="ce1">
            <text:p>Desarrollador Senior</text:p>
          </table:table-cell>
          <table:table-cell office:value-type="currency" office:value="3333.3333333333335" table:formula="of:=40000/12" table:style-name="ce2">
            <text:p><text:s/>3.333,33 €<text:s/></text:p>
          </table:table-cell>
          <table:table-cell office:value-type="currency" office:value="4333.3333333333339" table:formula="of:=[.C11]*1.3" table:style-name="ce2">
            <text:p><text:s/>4.333,33 €<text:s/></text:p>
          </table:table-cell>
          <table:table-cell office:value-type="currency" office:value="52000.000000000007" table:formula="of:=[.D11]*12" table:style-name="ce2">
            <text:p><text:s/>52.000,00 €<text:s/></text:p>
          </table:table-cell>
          <table:table-cell office:value-type="string" table:style-name="ce4">
            <text:p>Producto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currency" office:value="43333.333333333343" table:formula="of:=([.E11]/12)*[.H11]" table:style-name="ce3">
            <text:p><text:s/>43.333,33 €<text:s/></text:p>
          </table:table-cell>
          <table:table-cell office:value-type="string" table:style-name="ce1">
            <text:p>Produccion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sarrollador Senior</text:p>
          </table:table-cell>
          <table:table-cell office:value-type="string" table:style-name="ce1">
            <text:p>Desarrollador Senior</text:p>
          </table:table-cell>
          <table:table-cell office:value-type="currency" office:value="3333.3333333333335" table:formula="of:=40000/12" table:style-name="ce2">
            <text:p><text:s/>3.333,33 €<text:s/></text:p>
          </table:table-cell>
          <table:table-cell office:value-type="currency" office:value="4333.3333333333339" table:formula="of:=[.C12]*1.3" table:style-name="ce2">
            <text:p><text:s/>4.333,33 €<text:s/></text:p>
          </table:table-cell>
          <table:table-cell office:value-type="currency" office:value="52000.000000000007" table:formula="of:=[.D12]*12" table:style-name="ce2">
            <text:p><text:s/>52.000,00 €<text:s/></text:p>
          </table:table-cell>
          <table:table-cell office:value-type="string" table:style-name="ce4">
            <text:p>Producto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currency" office:value="17333.333333333336" table:formula="of:=([.E12]/12)*[.H12]" table:style-name="ce3">
            <text:p><text:s/>17.333,33 €<text:s/></text:p>
          </table:table-cell>
          <table:table-cell office:value-type="string" table:style-name="ce1">
            <text:p>Produccion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ecnico Soporte</text:p>
          </table:table-cell>
          <table:table-cell office:value-type="string" table:style-name="ce1">
            <text:p>Tecnico Soporte</text:p>
          </table:table-cell>
          <table:table-cell office:value-type="currency" office:value="1700" table:style-name="ce2">
            <text:p><text:s/>1.700,00 €<text:s/></text:p>
          </table:table-cell>
          <table:table-cell office:value-type="currency" office:value="2210" table:formula="of:=[.C13]*1.3" table:style-name="ce2">
            <text:p><text:s/>2.210,00 €<text:s/></text:p>
          </table:table-cell>
          <table:table-cell office:value-type="currency" office:value="26520" table:formula="of:=[.D13]*12" table:style-name="ce2">
            <text:p><text:s/>26.520,00 €<text:s/></text:p>
          </table:table-cell>
          <table:table-cell office:value-type="string" table:style-name="ce4">
            <text:p>Soporte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currency" office:value="22100" table:formula="of:=([.E13]/12)*[.H13]" table:style-name="ce3">
            <text:p><text:s/>22.100,00 €<text:s/></text:p>
          </table:table-cell>
          <table:table-cell office:value-type="string" table:style-name="ce1">
            <text:p>Produccion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table:number-columns-repeated="3" table:style-name="ce2"/>
          <table:table-cell table:number-columns-repeated="3" table:style-name="ce1"/>
          <table:table-cell office:value-type="currency" office:value="467516.66666666669" table:formula="of:=SUM([.I2:.I13])" table:style-name="ce10">
            <text:p><text:s/>467.516,67 €<text:s/>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table:number-columns-repeated="3" table:style-name="ce2"/>
          <table:table-cell table:number-columns-repeated="16379" table:style-name="ce1"/>
        </table:table-row>
        <table:table-row table:style-name="ro1">
          <table:table-cell office:value-type="string" table:style-name="ce7">
            <text:p>Joaquin Martin</text:p>
          </table:table-cell>
          <table:table-cell office:value-type="string" table:style-name="ce1">
            <text:p>CFO</text:p>
          </table:table-cell>
          <table:table-cell office:value-type="currency" office:value="2000" table:style-name="ce2">
            <text:p><text:s/>2.000,00 €<text:s/></text:p>
          </table:table-cell>
          <table:table-cell office:value-type="currency" office:value="2000" table:formula="of:=[.C16]" table:style-name="ce2">
            <text:p><text:s/>2.000,00 €<text:s/></text:p>
          </table:table-cell>
          <table:table-cell office:value-type="currency" office:value="24000" table:formula="of:=[.D16]*12" table:style-name="ce2">
            <text:p><text:s/>24.000,00 €<text:s/></text:p>
          </table:table-cell>
          <table:table-cell office:value-type="string" table:style-name="ce4">
            <text:p>Direccion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24000" table:formula="of:=([.E16]/12)*[.H16]" table:style-name="ce3">
            <text:p><text:s/>24.000,00 €<text:s/></text:p>
          </table:table-cell>
          <table:table-cell office:value-type="string" table:style-name="ce1">
            <text:p>Gestion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7">
            <text:p>Josep Lopez</text:p>
          </table:table-cell>
          <table:table-cell office:value-type="string" table:style-name="ce1">
            <text:p>COO</text:p>
          </table:table-cell>
          <table:table-cell office:value-type="currency" office:value="3000" table:style-name="ce2">
            <text:p><text:s/>3.000,00 €<text:s/></text:p>
          </table:table-cell>
          <table:table-cell office:value-type="currency" office:value="3000" table:formula="of:=[.C17]" table:style-name="ce2">
            <text:p><text:s/>3.000,00 €<text:s/></text:p>
          </table:table-cell>
          <table:table-cell office:value-type="currency" office:value="36000" table:formula="of:=[.D17]*12" table:style-name="ce2">
            <text:p><text:s/>36.000,00 €<text:s/></text:p>
          </table:table-cell>
          <table:table-cell office:value-type="string" table:style-name="ce4">
            <text:p>Direccion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36000" table:formula="of:=([.E17]/12)*[.H17]" table:style-name="ce3">
            <text:p><text:s/>36.000,00 €<text:s/></text:p>
          </table:table-cell>
          <table:table-cell office:value-type="string" table:style-name="ce1">
            <text:p>Gestion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Lesandra Mega</text:p>
          </table:table-cell>
          <table:table-cell office:value-type="string" table:style-name="ce1">
            <text:p>Contabilidad</text:p>
          </table:table-cell>
          <table:table-cell office:value-type="currency" office:value="1600" table:style-name="ce2">
            <text:p><text:s/>1.600,00 €<text:s/></text:p>
          </table:table-cell>
          <table:table-cell office:value-type="currency" office:value="2100" table:formula="of:=[.C18]+500" table:style-name="ce2">
            <text:p><text:s/>2.100,00 €<text:s/></text:p>
          </table:table-cell>
          <table:table-cell office:value-type="currency" office:value="25200" table:formula="of:=[.D18]*12" table:style-name="ce2">
            <text:p><text:s/>25.200,00 €<text:s/></text:p>
          </table:table-cell>
          <table:table-cell office:value-type="string" table:style-name="ce4">
            <text:p>Administracion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25200" table:formula="of:=([.E18]/12)*[.H18]" table:style-name="ce3">
            <text:p><text:s/>25.200,00 €<text:s/></text:p>
          </table:table-cell>
          <table:table-cell office:value-type="string" table:style-name="ce1">
            <text:p>Gestion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dministrativo</text:p>
          </table:table-cell>
          <table:table-cell office:value-type="string" table:style-name="ce1">
            <text:p>Administrativo</text:p>
          </table:table-cell>
          <table:table-cell office:value-type="currency" office:value="1500" table:style-name="ce2">
            <text:p><text:s/>1.500,00 €<text:s/></text:p>
          </table:table-cell>
          <table:table-cell office:value-type="currency" office:value="1950" table:formula="of:=[.C19]*1.3" table:style-name="ce2">
            <text:p><text:s/>1.950,00 €<text:s/></text:p>
          </table:table-cell>
          <table:table-cell office:value-type="currency" office:value="23400" table:formula="of:=[.D19]*12" table:style-name="ce2">
            <text:p><text:s/>23.400,00 €<text:s/></text:p>
          </table:table-cell>
          <table:table-cell office:value-type="string" table:style-name="ce4">
            <text:p>Administracion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currency" office:value="11700" table:formula="of:=([.E19]/12)*[.H19]" table:style-name="ce3">
            <text:p><text:s/>11.700,00 €<text:s/></text:p>
          </table:table-cell>
          <table:table-cell office:value-type="string" table:style-name="ce1">
            <text:p>Gestion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AC</text:p>
          </table:table-cell>
          <table:table-cell office:value-type="string" table:style-name="ce1">
            <text:p>A. Cliente/Comercial</text:p>
          </table:table-cell>
          <table:table-cell office:value-type="currency" office:value="2083.3333333333335" table:formula="of:=25000/12" table:style-name="ce2">
            <text:p><text:s/>2.083,33 €<text:s/></text:p>
          </table:table-cell>
          <table:table-cell office:value-type="currency" office:value="2708.3333333333335" table:formula="of:=[.C20]*1.3" table:style-name="ce2">
            <text:p><text:s/>2.708,33 €<text:s/></text:p>
          </table:table-cell>
          <table:table-cell office:value-type="currency" office:value="32500" table:formula="of:=[.D20]*12" table:style-name="ce2">
            <text:p><text:s/>32.500,00 €<text:s/></text:p>
          </table:table-cell>
          <table:table-cell office:value-type="string" table:style-name="ce4">
            <text:p>SAC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currency" office:value="27083.333333333336" table:formula="of:=([.E20]/12)*[.H20]" table:style-name="ce3">
            <text:p><text:s/>27.083,33 €<text:s/></text:p>
          </table:table-cell>
          <table:table-cell office:value-type="string" table:style-name="ce1">
            <text:p>Comercial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AC</text:p>
          </table:table-cell>
          <table:table-cell office:value-type="string" table:style-name="ce1">
            <text:p>A. Cliente/Comercial</text:p>
          </table:table-cell>
          <table:table-cell office:value-type="currency" office:value="2083.3333333333335" table:formula="of:=25000/12" table:style-name="ce2">
            <text:p><text:s/>2.083,33 €<text:s/></text:p>
          </table:table-cell>
          <table:table-cell office:value-type="currency" office:value="2708.3333333333335" table:formula="of:=[.C21]*1.3" table:style-name="ce2">
            <text:p><text:s/>2.708,33 €<text:s/></text:p>
          </table:table-cell>
          <table:table-cell office:value-type="currency" office:value="32500" table:formula="of:=[.D21]*12" table:style-name="ce2">
            <text:p><text:s/>32.500,00 €<text:s/></text:p>
          </table:table-cell>
          <table:table-cell office:value-type="string" table:style-name="ce4">
            <text:p>SAC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currency" office:value="10833.333333333334" table:formula="of:=([.E21]/12)*[.H21]" table:style-name="ce3">
            <text:p><text:s/>10.833,33 €<text:s/></text:p>
          </table:table-cell>
          <table:table-cell office:value-type="string" table:style-name="ce1">
            <text:p>Comercial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arketing</text:p>
          </table:table-cell>
          <table:table-cell office:value-type="string" table:style-name="ce1">
            <text:p>Marketing</text:p>
          </table:table-cell>
          <table:table-cell office:value-type="currency" office:value="2500" table:formula="of:=30000/12" table:style-name="ce2">
            <text:p><text:s/>2.500,00 €<text:s/></text:p>
          </table:table-cell>
          <table:table-cell office:value-type="currency" office:value="3250" table:formula="of:=[.C22]*1.3" table:style-name="ce2">
            <text:p><text:s/>3.250,00 €<text:s/></text:p>
          </table:table-cell>
          <table:table-cell office:value-type="currency" office:value="39000" table:formula="of:=[.D22]*12" table:style-name="ce2">
            <text:p><text:s/>39.000,00 €<text:s/></text:p>
          </table:table-cell>
          <table:table-cell office:value-type="string" table:style-name="ce4">
            <text:p>Marketin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currency" office:value="32500" table:formula="of:=([.E22]/12)*[.H22]" table:style-name="ce3">
            <text:p><text:s/>32.500,00 €<text:s/></text:p>
          </table:table-cell>
          <table:table-cell office:value-type="string" table:style-name="ce1">
            <text:p>Comercial</text:p>
          </table:table-cell>
          <table:table-cell table:number-columns-repeated="16374"/>
        </table:table-row>
        <table:table-row table:style-name="ro1">
          <table:table-cell table:number-columns-repeated="2" table:style-name="ce1"/>
          <table:table-cell table:number-columns-repeated="3" table:style-name="ce2"/>
          <table:table-cell table:number-columns-repeated="3" table:style-name="ce1"/>
          <table:table-cell office:value-type="currency" office:value="167316.66666666669" table:formula="of:=SUM([.I16:.I22])" table:style-name="ce10">
            <text:p><text:s/>167.316,67 €<text:s/>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table:number-columns-repeated="3" table:style-name="ce2"/>
          <table:table-cell table:number-columns-repeated="16379" table:style-name="ce1"/>
        </table:table-row>
        <table:table-row table:style-name="ro1">
          <table:table-cell office:value-type="string" table:style-name="ce5">
            <text:p>Otros costes</text:p>
          </table:table-cell>
          <table:table-cell table:number-columns-repeated="3" table:style-name="ce1"/>
          <table:table-cell table:style-name="ce2"/>
          <table:table-cell table:number-columns-repeated="16379" table:style-name="ce1"/>
        </table:table-row>
        <table:table-row table:style-name="ro1">
          <table:table-cell office:value-type="string" table:style-name="ce11">
            <text:p>Servidores OVH</text:p>
          </table:table-cell>
          <table:table-cell table:number-columns-repeated="2" table:style-name="ce1"/>
          <table:table-cell office:value-type="currency" office:value="2000" table:style-name="ce2">
            <text:p><text:s/>2.000,00 €<text:s/></text:p>
          </table:table-cell>
          <table:table-cell office:value-type="currency" office:value="24000" table:formula="of:=[.D26]*12" table:style-name="ce2">
            <text:p><text:s/>24.000,00 €<text:s/></text:p>
          </table:table-cell>
          <table:table-cell table:number-columns-repeated="3" table:style-name="ce1"/>
          <table:table-cell office:value-type="currency" office:value="24000" table:formula="of:=[.E26]" table:style-name="ce3">
            <text:p><text:s/>24.000,00 €<text:s/></text:p>
          </table:table-cell>
          <table:table-cell office:value-type="string" table:style-name="ce1">
            <text:p>Produccion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Oficinas</text:p>
          </table:table-cell>
          <table:table-cell table:number-columns-repeated="2" table:style-name="ce1"/>
          <table:table-cell office:value-type="currency" office:value="2000" table:style-name="ce2">
            <text:p><text:s/>2.000,00 €<text:s/></text:p>
          </table:table-cell>
          <table:table-cell office:value-type="currency" office:value="24000" table:formula="of:=[.D27]*12" table:style-name="ce2">
            <text:p><text:s/>24.000,00 €<text:s/></text:p>
          </table:table-cell>
          <table:table-cell table:number-columns-repeated="3" table:style-name="ce1"/>
          <table:table-cell office:value-type="currency" office:value="24000" table:formula="of:=[.E27]" table:style-name="ce3">
            <text:p><text:s/>24.000,00 €<text:s/></text:p>
          </table:table-cell>
          <table:table-cell office:value-type="string" table:style-name="ce1">
            <text:p>Gestion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Gastos Telf/inter…</text:p>
          </table:table-cell>
          <table:table-cell table:number-columns-repeated="2" table:style-name="ce1"/>
          <table:table-cell office:value-type="currency" office:value="1500" table:style-name="ce2">
            <text:p><text:s/>1.500,00 €<text:s/></text:p>
          </table:table-cell>
          <table:table-cell office:value-type="currency" office:value="18000" table:formula="of:=[.D28]*12" table:style-name="ce2">
            <text:p><text:s/>18.000,00 €<text:s/></text:p>
          </table:table-cell>
          <table:table-cell table:number-columns-repeated="3" table:style-name="ce1"/>
          <table:table-cell office:value-type="currency" office:value="18000" table:formula="of:=[.E28]" table:style-name="ce3">
            <text:p><text:s/>18.000,00 €<text:s/></text:p>
          </table:table-cell>
          <table:table-cell office:value-type="string" table:style-name="ce1">
            <text:p>Gestion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Software/licencias</text:p>
          </table:table-cell>
          <table:table-cell table:number-columns-repeated="2" table:style-name="ce12"/>
          <table:table-cell office:value-type="currency" office:value="1500" table:style-name="ce13">
            <text:p><text:s/>1.500,00 €<text:s/></text:p>
          </table:table-cell>
          <table:table-cell office:value-type="currency" office:value="18000" table:formula="of:=[.D29]*12" table:style-name="ce13">
            <text:p><text:s/>18.000,00 €<text:s/></text:p>
          </table:table-cell>
          <table:table-cell table:number-columns-repeated="3" table:style-name="ce12"/>
          <table:table-cell office:value-type="currency" office:value="18000" table:formula="of:=[.E29]" table:style-name="ce13">
            <text:p><text:s/>18.000,00 €<text:s/></text:p>
          </table:table-cell>
          <table:table-cell office:value-type="string" table:style-name="ce14">
            <text:p>Produccion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Asesoreamiento legal</text:p>
          </table:table-cell>
          <table:table-cell table:number-columns-repeated="2" table:style-name="ce1"/>
          <table:table-cell office:value-type="currency" office:value="1000" table:style-name="ce2">
            <text:p><text:s/>1.000,00 €<text:s/></text:p>
          </table:table-cell>
          <table:table-cell office:value-type="currency" office:value="12000" table:formula="of:=[.D30]*12" table:style-name="ce2">
            <text:p><text:s/>12.000,00 €<text:s/></text:p>
          </table:table-cell>
          <table:table-cell table:number-columns-repeated="3" table:style-name="ce1"/>
          <table:table-cell office:value-type="currency" office:value="12000" table:formula="of:=[.E30]" table:style-name="ce3">
            <text:p><text:s/>12.000,00 €<text:s/></text:p>
          </table:table-cell>
          <table:table-cell office:value-type="string" table:style-name="ce1">
            <text:p>Gestion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Seguros</text:p>
          </table:table-cell>
          <table:table-cell table:number-columns-repeated="2" table:style-name="ce1"/>
          <table:table-cell office:value-type="currency" office:value="200" table:style-name="ce2">
            <text:p><text:s/>200,00 €<text:s/></text:p>
          </table:table-cell>
          <table:table-cell office:value-type="currency" office:value="2400" table:formula="of:=[.D31]*12" table:style-name="ce2">
            <text:p><text:s/>2.400,00 €<text:s/></text:p>
          </table:table-cell>
          <table:table-cell table:number-columns-repeated="3" table:style-name="ce1"/>
          <table:table-cell office:value-type="currency" office:value="2400" table:formula="of:=[.E31]" table:style-name="ce3">
            <text:p><text:s/>2.400,00 €<text:s/></text:p>
          </table:table-cell>
          <table:table-cell office:value-type="string" table:style-name="ce1">
            <text:p>Gestion</text:p>
          </table:table-cell>
          <table:table-cell table:number-columns-repeated="16374"/>
        </table:table-row>
        <table:table-row table:style-name="ro1">
          <table:table-cell table:number-columns-repeated="4" table:style-name="ce1"/>
          <table:table-cell table:style-name="ce2"/>
          <table:table-cell table:number-columns-repeated="3" table:style-name="ce1"/>
          <table:table-cell office:value-type="currency" office:value="98400" table:formula="of:=SUM([.I26:.I31])" table:style-name="ce10">
            <text:p><text:s/>98.400,00 €<text:s/>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Marketing</text:p>
          </table:table-cell>
          <table:table-cell table:number-columns-repeated="2" table:style-name="ce1"/>
          <table:table-cell table:number-columns-repeated="2" table:style-name="ce2"/>
          <table:table-cell table:number-columns-repeated="3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">
            <text:p>Publicidad Online</text:p>
          </table:table-cell>
          <table:table-cell table:number-columns-repeated="2" table:style-name="ce1"/>
          <table:table-cell office:value-type="currency" office:value="25000" table:style-name="ce2">
            <text:p><text:s/>25.000,00 €<text:s/></text:p>
          </table:table-cell>
          <table:table-cell office:value-type="currency" office:value="300000" table:formula="of:=[.D34]*12" table:style-name="ce2">
            <text:p><text:s/>300.000,00 €<text:s/></text:p>
          </table:table-cell>
          <table:table-cell table:number-columns-repeated="3" table:style-name="ce1"/>
          <table:table-cell office:value-type="currency" office:value="300000" table:formula="of:=[.E34]" table:style-name="ce3">
            <text:p><text:s/>300.000,00 €<text:s/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xposiciones</text:p>
          </table:table-cell>
          <table:table-cell table:number-columns-repeated="3" table:style-name="ce1"/>
          <table:table-cell office:value-type="currency" office:value="50000" table:style-name="ce2">
            <text:p><text:s/>50.000,00 €<text:s/></text:p>
          </table:table-cell>
          <table:table-cell table:number-columns-repeated="3" table:style-name="ce1"/>
          <table:table-cell office:value-type="currency" office:value="50000" table:formula="of:=[.E35]" table:style-name="ce3">
            <text:p><text:s/>50.000,00 €<text:s/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edes sociales</text:p>
          </table:table-cell>
          <table:table-cell table:number-columns-repeated="2" table:style-name="ce1"/>
          <table:table-cell office:value-type="currency" office:value="5000" table:style-name="ce2">
            <text:p><text:s/>5.000,00 €<text:s/></text:p>
          </table:table-cell>
          <table:table-cell office:value-type="currency" office:value="60000" table:formula="of:=[.D36]*12" table:style-name="ce2">
            <text:p><text:s/>60.000,00 €<text:s/></text:p>
          </table:table-cell>
          <table:table-cell table:number-columns-repeated="3" table:style-name="ce1"/>
          <table:table-cell office:value-type="currency" office:value="60000" table:formula="of:=[.E36]" table:style-name="ce3">
            <text:p><text:s/>60.000,00 €<text:s/>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table:style-name="ce2"/>
          <table:table-cell table:number-columns-repeated="3" table:style-name="ce1"/>
          <table:table-cell office:value-type="currency" office:value="410000" table:formula="of:=SUM([.I34:.I36])" table:style-name="ce10">
            <text:p><text:s/>410.000,00 €<text:s/>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style-name="ce2"/>
          <table:table-cell table:style-name="ce1"/>
          <table:table-cell office:value-type="string" table:style-name="ce5">
            <text:p>Total</text:p>
          </table:table-cell>
          <table:table-cell table:style-name="ce1"/>
          <table:table-cell office:value-type="currency" office:value="1143233.3333333335" table:formula="of:=SUM([.I14];[.I23];[.I32];[.I37])" table:style-name="ce10">
            <text:p><text:s/>1.143.233,33 €<text:s/></text:p>
          </table:table-cell>
          <table:table-cell table:number-columns-repeated="16375"/>
        </table:table-row>
        <table:table-row table:number-rows-repeated="1048537" table:style-name="ro1">
          <table:table-cell table:number-columns-repeated="16384"/>
        </table:table-row>
      </table:table>
      <table:table table:name="Año_2" table:style-name="ta2">
        <table:table-column table:style-name="co11" table:default-cell-style-name="ce1"/>
        <table:table-column table:style-name="co2" table:default-cell-style-name="ce1"/>
        <table:table-column table:style-name="co3" table:default-cell-style-name="ce1"/>
        <table:table-column table:style-name="co12" table:default-cell-style-name="ce1"/>
        <table:table-column table:style-name="co5" table:default-cell-style-name="ce1"/>
        <table:table-column table:style-name="co13" table:default-cell-style-name="ce1"/>
        <table:table-column table:style-name="co7" table:number-columns-repeated="2" table:default-cell-style-name="ce1"/>
        <table:table-column table:style-name="co9" table:default-cell-style-name="ce1"/>
        <table:table-column table:style-name="co7" table:number-columns-repeated="16375" table:default-cell-style-name="ce1"/>
        <table:table-row table:style-name="ro1">
          <table:table-cell office:value-type="string" table:style-name="ce5">
            <text:p>Recurso</text:p>
          </table:table-cell>
          <table:table-cell office:value-type="string" table:style-name="ce5">
            <text:p>Cargo</text:p>
          </table:table-cell>
          <table:table-cell office:value-type="string" table:style-name="ce5">
            <text:p>Neto Mensual</text:p>
          </table:table-cell>
          <table:table-cell office:value-type="string" table:style-name="ce5">
            <text:p>Bruto Mensual</text:p>
          </table:table-cell>
          <table:table-cell office:value-type="string" table:style-name="ce6">
            <text:p>Bruto Anual</text:p>
          </table:table-cell>
          <table:table-cell office:value-type="string" table:style-name="ce5">
            <text:p>Departamento</text:p>
          </table:table-cell>
          <table:table-cell table:style-name="ce1"/>
          <table:table-cell office:value-type="string" table:style-name="ce5">
            <text:p>Dedicacion</text:p>
          </table:table-cell>
          <table:table-cell office:value-type="string" table:style-name="ce5">
            <text:p>Coste Presupuesto</text:p>
          </table:table-cell>
          <table:table-cell office:value-type="string" table:style-name="ce5">
            <text:p>Partida Presupuestaria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7">
            <text:p>Bruce Hopskins</text:p>
          </table:table-cell>
          <table:table-cell office:value-type="string" table:style-name="ce7">
            <text:p>Arquitecto IDI</text:p>
          </table:table-cell>
          <table:table-cell office:value-type="currency" office:value="4000" table:style-name="ce8">
            <text:p><text:s/>4.000,00 €<text:s/></text:p>
          </table:table-cell>
          <table:table-cell office:value-type="currency" office:value="4000" table:formula="of:=[.C2]" table:style-name="ce8">
            <text:p><text:s/>4.000,00 €<text:s/></text:p>
          </table:table-cell>
          <table:table-cell office:value-type="currency" office:value="48000" table:formula="of:=[.D2]*12" table:style-name="ce8">
            <text:p><text:s/>48.000,00 €<text:s/></text:p>
          </table:table-cell>
          <table:table-cell office:value-type="string" table:style-name="ce4">
            <text:p>I+D+i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48000" table:formula="of:=([.E2]/12)*[.H2]" table:style-name="ce3">
            <text:p><text:s/>48.000,00 €<text:s/></text:p>
          </table:table-cell>
          <table:table-cell office:value-type="string" table:style-name="ce4">
            <text:p>I+D+i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yam Gahderi</text:p>
          </table:table-cell>
          <table:table-cell office:value-type="string" table:style-name="ce1">
            <text:p>Dra. Lingüística</text:p>
          </table:table-cell>
          <table:table-cell office:value-type="currency" office:value="3500" table:style-name="ce2">
            <text:p><text:s/>3.500,00 €<text:s/></text:p>
          </table:table-cell>
          <table:table-cell office:value-type="currency" office:value="4550" table:formula="of:=[.C3]*1.3" table:style-name="ce2">
            <text:p><text:s/>4.550,00 €<text:s/></text:p>
          </table:table-cell>
          <table:table-cell office:value-type="currency" office:value="54600" table:formula="of:=[.D3]*12" table:style-name="ce2">
            <text:p><text:s/>54.600,00 €<text:s/></text:p>
          </table:table-cell>
          <table:table-cell office:value-type="string" table:style-name="ce4">
            <text:p>I+D+i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54600" table:formula="of:=([.E3]/12)*[.H3]" table:style-name="ce3">
            <text:p><text:s/>54.600,00 €<text:s/></text:p>
          </table:table-cell>
          <table:table-cell office:value-type="string" table:style-name="ce4">
            <text:p>I+D+i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ergei Sinenkov</text:p>
          </table:table-cell>
          <table:table-cell office:value-type="string" table:style-name="ce1">
            <text:p>Developer Semantic</text:p>
          </table:table-cell>
          <table:table-cell office:value-type="currency" office:value="2916.6666666666665" table:formula="of:=35000/12" table:style-name="ce2">
            <text:p><text:s/>2.916,67 €<text:s/></text:p>
          </table:table-cell>
          <table:table-cell office:value-type="currency" office:value="3791.6666666666665" table:formula="of:=[.C4]*1.3" table:style-name="ce2">
            <text:p><text:s/>3.791,67 €<text:s/></text:p>
          </table:table-cell>
          <table:table-cell office:value-type="currency" office:value="45500" table:formula="of:=[.D4]*12" table:style-name="ce2">
            <text:p><text:s/>45.500,00 €<text:s/></text:p>
          </table:table-cell>
          <table:table-cell office:value-type="string" table:style-name="ce4">
            <text:p>I+D+i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45500" table:formula="of:=([.E4]/12)*[.H4]" table:style-name="ce3">
            <text:p><text:s/>45.500,00 €<text:s/></text:p>
          </table:table-cell>
          <table:table-cell office:value-type="string" table:style-name="ce4">
            <text:p>I+D+i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sarrollador</text:p>
          </table:table-cell>
          <table:table-cell office:value-type="string" table:style-name="ce1">
            <text:p>Developer Semantic</text:p>
          </table:table-cell>
          <table:table-cell office:value-type="currency" office:value="2916.6666666666665" table:formula="of:=35000/12" table:style-name="ce2">
            <text:p><text:s/>2.916,67 €<text:s/></text:p>
          </table:table-cell>
          <table:table-cell office:value-type="currency" office:value="3791.6666666666665" table:formula="of:=[.C5]*1.3" table:style-name="ce2">
            <text:p><text:s/>3.791,67 €<text:s/></text:p>
          </table:table-cell>
          <table:table-cell office:value-type="currency" office:value="45500" table:formula="of:=[.D5]*12" table:style-name="ce2">
            <text:p><text:s/>45.500,00 €<text:s/></text:p>
          </table:table-cell>
          <table:table-cell office:value-type="string" table:style-name="ce4">
            <text:p>I+D+i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currency" office:value="30333.333333333332" table:formula="of:=([.E5]/12)*[.H5]" table:style-name="ce3">
            <text:p><text:s/>30.333,33 €<text:s/></text:p>
          </table:table-cell>
          <table:table-cell office:value-type="string" table:style-name="ce4">
            <text:p>I+D+i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sarrollador</text:p>
          </table:table-cell>
          <table:table-cell office:value-type="string" table:style-name="ce1">
            <text:p>Developer Semantic</text:p>
          </table:table-cell>
          <table:table-cell office:value-type="currency" office:value="2916.6666666666665" table:formula="of:=35000/12" table:style-name="ce2">
            <text:p><text:s/>2.916,67 €<text:s/></text:p>
          </table:table-cell>
          <table:table-cell office:value-type="currency" office:value="3791.6666666666665" table:formula="of:=[.C6]*1.3" table:style-name="ce2">
            <text:p><text:s/>3.791,67 €<text:s/></text:p>
          </table:table-cell>
          <table:table-cell office:value-type="currency" office:value="45500" table:formula="of:=[.D6]*12" table:style-name="ce2">
            <text:p><text:s/>45.500,00 €<text:s/></text:p>
          </table:table-cell>
          <table:table-cell office:value-type="string" table:style-name="ce4">
            <text:p>I+D+i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currency" office:value="30333.333333333332" table:formula="of:=([.E6]/12)*[.H6]" table:style-name="ce3">
            <text:p><text:s/>30.333,33 €<text:s/></text:p>
          </table:table-cell>
          <table:table-cell office:value-type="string" table:style-name="ce4">
            <text:p>I+D+i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ervicios Externos Traductores</text:p>
          </table:table-cell>
          <table:table-cell table:style-name="ce1"/>
          <table:table-cell table:style-name="ce2"/>
          <table:table-cell office:value-type="currency" office:value="3000" table:style-name="ce2">
            <text:p><text:s/>3.000,00 €<text:s/></text:p>
          </table:table-cell>
          <table:table-cell office:value-type="currency" office:value="36000" table:formula="of:=[.D7]*12" table:style-name="ce2">
            <text:p><text:s/>36.000,00 €<text:s/></text:p>
          </table:table-cell>
          <table:table-cell office:value-type="string" table:style-name="ce4">
            <text:p>I+D+i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currency" office:value="30000" table:formula="of:=([.E7]/12)*[.H7]" table:style-name="ce3">
            <text:p><text:s/>30.000,00 €<text:s/></text:p>
          </table:table-cell>
          <table:table-cell office:value-type="string" table:style-name="ce4">
            <text:p>I+D+i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table:number-columns-repeated="3" table:style-name="ce2"/>
          <table:table-cell table:style-name="ce4"/>
          <table:table-cell table:number-columns-repeated="2" table:style-name="ce1"/>
          <table:table-cell office:value-type="currency" office:value="238766.66666666669" table:formula="of:=SUM([.I2:.I7])" table:style-name="ce10">
            <text:p><text:s/>238.766,67 €<text:s/>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table:number-columns-repeated="3" table:style-name="ce2"/>
          <table:table-cell table:style-name="ce4"/>
          <table:table-cell table:number-columns-repeated="2" table:style-name="ce1"/>
          <table:table-cell table:style-name="ce10"/>
          <table:table-cell table:number-columns-repeated="16375" table:style-name="ce1"/>
        </table:table-row>
        <table:table-row table:style-name="ro1">
          <table:table-cell office:value-type="string" table:style-name="ce7">
            <text:p>Manuel Gonzalez</text:p>
          </table:table-cell>
          <table:table-cell office:value-type="string" table:style-name="ce7">
            <text:p>CIO</text:p>
          </table:table-cell>
          <table:table-cell office:value-type="currency" office:value="4500" table:style-name="ce8">
            <text:p><text:s/>4.500,00 €<text:s/></text:p>
          </table:table-cell>
          <table:table-cell office:value-type="currency" office:value="5500" table:formula="of:=[.C10]+1000" table:style-name="ce8">
            <text:p><text:s/>5.500,00 €<text:s/></text:p>
          </table:table-cell>
          <table:table-cell office:value-type="currency" office:value="66000" table:formula="of:=[.D10]*12" table:style-name="ce8">
            <text:p><text:s/>66.000,00 €<text:s/></text:p>
          </table:table-cell>
          <table:table-cell office:value-type="string" table:style-name="ce9">
            <text:p>IT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66000" table:formula="of:=([.E10]/12)*[.H10]" table:style-name="ce3">
            <text:p><text:s/>66.000,00 €<text:s/></text:p>
          </table:table-cell>
          <table:table-cell office:value-type="string" table:style-name="ce4">
            <text:p>IT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table:number-columns-repeated="2" table:style-name="ce7"/>
          <table:table-cell table:number-columns-repeated="3" table:style-name="ce8"/>
          <table:table-cell table:style-name="ce9"/>
          <table:table-cell table:number-columns-repeated="2" table:style-name="ce1"/>
          <table:table-cell office:value-type="currency" office:value="66000" table:formula="of:=SUM([.I10])" table:style-name="ce10">
            <text:p><text:s/>66.000,00 €<text:s/></text:p>
          </table:table-cell>
          <table:table-cell office:value-type="string" table:style-name="ce15">
            <text:p>IT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dmin Sistemas</text:p>
          </table:table-cell>
          <table:table-cell office:value-type="string" table:style-name="ce1">
            <text:p>Administrador</text:p>
          </table:table-cell>
          <table:table-cell office:value-type="currency" office:value="4166.666666666667" table:formula="of:=50000/12" table:style-name="ce2">
            <text:p><text:s/>4.166,67 €<text:s/></text:p>
          </table:table-cell>
          <table:table-cell office:value-type="currency" office:value="5416.666666666667" table:formula="of:=[.C12]*1.3" table:style-name="ce2">
            <text:p><text:s/>5.416,67 €<text:s/></text:p>
          </table:table-cell>
          <table:table-cell office:value-type="currency" office:value="65000" table:formula="of:=[.D12]*12" table:style-name="ce2">
            <text:p><text:s/>65.000,00 €<text:s/></text:p>
          </table:table-cell>
          <table:table-cell office:value-type="string" table:style-name="ce4">
            <text:p>Sistemas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65000" table:formula="of:=([.E12]/12)*[.H12]" table:style-name="ce3">
            <text:p><text:s/>65.000,00 €<text:s/></text:p>
          </table:table-cell>
          <table:table-cell office:value-type="string" table:style-name="ce1">
            <text:p>Produccion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perador</text:p>
          </table:table-cell>
          <table:table-cell office:value-type="string" table:style-name="ce1">
            <text:p>Operador</text:p>
          </table:table-cell>
          <table:table-cell office:value-type="currency" office:value="2500" table:formula="of:=30000/12" table:style-name="ce2">
            <text:p><text:s/>2.500,00 €<text:s/></text:p>
          </table:table-cell>
          <table:table-cell office:value-type="currency" office:value="3250" table:formula="of:=[.C13]*1.3" table:style-name="ce2">
            <text:p><text:s/>3.250,00 €<text:s/></text:p>
          </table:table-cell>
          <table:table-cell office:value-type="currency" office:value="39000" table:formula="of:=[.D13]*12" table:style-name="ce2">
            <text:p><text:s/>39.000,00 €<text:s/></text:p>
          </table:table-cell>
          <table:table-cell office:value-type="string" table:style-name="ce4">
            <text:p>Sistemas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39000" table:formula="of:=([.E13]/12)*[.H13]" table:style-name="ce3">
            <text:p><text:s/>39.000,00 €<text:s/></text:p>
          </table:table-cell>
          <table:table-cell office:value-type="string" table:style-name="ce1">
            <text:p>Produccion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perador</text:p>
          </table:table-cell>
          <table:table-cell office:value-type="string" table:style-name="ce1">
            <text:p>Operador</text:p>
          </table:table-cell>
          <table:table-cell office:value-type="currency" office:value="2500" table:formula="of:=30000/12" table:style-name="ce2">
            <text:p><text:s/>2.500,00 €<text:s/></text:p>
          </table:table-cell>
          <table:table-cell office:value-type="currency" office:value="3250" table:formula="of:=[.C14]*1.3" table:style-name="ce2">
            <text:p><text:s/>3.250,00 €<text:s/></text:p>
          </table:table-cell>
          <table:table-cell office:value-type="currency" office:value="39000" table:formula="of:=[.D14]*12" table:style-name="ce2">
            <text:p><text:s/>39.000,00 €<text:s/></text:p>
          </table:table-cell>
          <table:table-cell office:value-type="string" table:style-name="ce4">
            <text:p>Sistemas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39000" table:formula="of:=([.E14]/12)*[.H14]" table:style-name="ce3">
            <text:p><text:s/>39.000,00 €<text:s/></text:p>
          </table:table-cell>
          <table:table-cell office:value-type="string" table:style-name="ce1">
            <text:p>Produccion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perador</text:p>
          </table:table-cell>
          <table:table-cell office:value-type="string" table:style-name="ce1">
            <text:p>Operador</text:p>
          </table:table-cell>
          <table:table-cell office:value-type="currency" office:value="2500" table:formula="of:=30000/12" table:style-name="ce2">
            <text:p><text:s/>2.500,00 €<text:s/></text:p>
          </table:table-cell>
          <table:table-cell office:value-type="currency" office:value="3250" table:formula="of:=[.C15]*1.3" table:style-name="ce2">
            <text:p><text:s/>3.250,00 €<text:s/></text:p>
          </table:table-cell>
          <table:table-cell office:value-type="currency" office:value="39000" table:formula="of:=[.D15]*12" table:style-name="ce2">
            <text:p><text:s/>39.000,00 €<text:s/></text:p>
          </table:table-cell>
          <table:table-cell office:value-type="string" table:style-name="ce4">
            <text:p>Sistemas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currency" office:value="26000" table:formula="of:=([.E15]/12)*[.H15]" table:style-name="ce3">
            <text:p><text:s/>26.000,00 €<text:s/></text:p>
          </table:table-cell>
          <table:table-cell office:value-type="string" table:style-name="ce1">
            <text:p>Produccion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perador</text:p>
          </table:table-cell>
          <table:table-cell office:value-type="string" table:style-name="ce1">
            <text:p>Operador</text:p>
          </table:table-cell>
          <table:table-cell office:value-type="currency" office:value="2500" table:formula="of:=30000/12" table:style-name="ce2">
            <text:p><text:s/>2.500,00 €<text:s/></text:p>
          </table:table-cell>
          <table:table-cell office:value-type="currency" office:value="3250" table:formula="of:=[.C16]*1.3" table:style-name="ce2">
            <text:p><text:s/>3.250,00 €<text:s/></text:p>
          </table:table-cell>
          <table:table-cell office:value-type="currency" office:value="39000" table:formula="of:=[.D16]*12" table:style-name="ce2">
            <text:p><text:s/>39.000,00 €<text:s/></text:p>
          </table:table-cell>
          <table:table-cell office:value-type="string" table:style-name="ce4">
            <text:p>Sistemas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currency" office:value="19500" table:formula="of:=([.E16]/12)*[.H16]" table:style-name="ce3">
            <text:p><text:s/>19.500,00 €<text:s/></text:p>
          </table:table-cell>
          <table:table-cell office:value-type="string" table:style-name="ce1">
            <text:p>Produccion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ecnico Soporte</text:p>
          </table:table-cell>
          <table:table-cell office:value-type="string" table:style-name="ce1">
            <text:p>Tecnico Soporte</text:p>
          </table:table-cell>
          <table:table-cell office:value-type="currency" office:value="1700" table:style-name="ce2">
            <text:p><text:s/>1.700,00 €<text:s/></text:p>
          </table:table-cell>
          <table:table-cell office:value-type="currency" office:value="2210" table:formula="of:=[.C17]*1.3" table:style-name="ce2">
            <text:p><text:s/>2.210,00 €<text:s/></text:p>
          </table:table-cell>
          <table:table-cell office:value-type="currency" office:value="26520" table:formula="of:=[.D17]*12" table:style-name="ce2">
            <text:p><text:s/>26.520,00 €<text:s/></text:p>
          </table:table-cell>
          <table:table-cell office:value-type="string" table:style-name="ce4">
            <text:p>Soporte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26520" table:formula="of:=([.E18]/12)*[.H17]" table:style-name="ce3">
            <text:p><text:s/>26.520,00 €<text:s/></text:p>
          </table:table-cell>
          <table:table-cell office:value-type="string" table:style-name="ce1">
            <text:p>Produccion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ecnico Soporte</text:p>
          </table:table-cell>
          <table:table-cell office:value-type="string" table:style-name="ce1">
            <text:p>Tecnico Soporte</text:p>
          </table:table-cell>
          <table:table-cell office:value-type="currency" office:value="1700" table:style-name="ce2">
            <text:p><text:s/>1.700,00 €<text:s/></text:p>
          </table:table-cell>
          <table:table-cell office:value-type="currency" office:value="2210" table:formula="of:=[.C18]*1.3" table:style-name="ce2">
            <text:p><text:s/>2.210,00 €<text:s/></text:p>
          </table:table-cell>
          <table:table-cell office:value-type="currency" office:value="26520" table:formula="of:=[.D18]*12" table:style-name="ce2">
            <text:p><text:s/>26.520,00 €<text:s/></text:p>
          </table:table-cell>
          <table:table-cell office:value-type="string" table:style-name="ce4">
            <text:p>Soporte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26520" table:formula="of:=([.E18]/12)*[.H18]" table:style-name="ce3">
            <text:p><text:s/>26.520,00 €<text:s/></text:p>
          </table:table-cell>
          <table:table-cell office:value-type="string" table:style-name="ce1">
            <text:p>Produccion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ecnico Soporte</text:p>
          </table:table-cell>
          <table:table-cell office:value-type="string" table:style-name="ce1">
            <text:p>Tecnico Soporte</text:p>
          </table:table-cell>
          <table:table-cell office:value-type="currency" office:value="1700" table:style-name="ce2">
            <text:p><text:s/>1.700,00 €<text:s/></text:p>
          </table:table-cell>
          <table:table-cell office:value-type="currency" office:value="2210" table:formula="of:=[.C19]*1.3" table:style-name="ce2">
            <text:p><text:s/>2.210,00 €<text:s/></text:p>
          </table:table-cell>
          <table:table-cell office:value-type="currency" office:value="26520" table:formula="of:=[.D19]*12" table:style-name="ce2">
            <text:p><text:s/>26.520,00 €<text:s/></text:p>
          </table:table-cell>
          <table:table-cell office:value-type="string" table:style-name="ce4">
            <text:p>Soporte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currency" office:value="17680" table:formula="of:=([.E19]/12)*[.H19]" table:style-name="ce3">
            <text:p><text:s/>17.680,00 €<text:s/></text:p>
          </table:table-cell>
          <table:table-cell office:value-type="string" table:style-name="ce1">
            <text:p>Produccion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ecnico Soporte</text:p>
          </table:table-cell>
          <table:table-cell office:value-type="string" table:style-name="ce1">
            <text:p>Tecnico Soporte</text:p>
          </table:table-cell>
          <table:table-cell office:value-type="currency" office:value="1700" table:style-name="ce2">
            <text:p><text:s/>1.700,00 €<text:s/></text:p>
          </table:table-cell>
          <table:table-cell office:value-type="currency" office:value="2210" table:formula="of:=[.C20]*1.3" table:style-name="ce2">
            <text:p><text:s/>2.210,00 €<text:s/></text:p>
          </table:table-cell>
          <table:table-cell office:value-type="currency" office:value="26520" table:formula="of:=[.D20]*12" table:style-name="ce2">
            <text:p><text:s/>26.520,00 €<text:s/></text:p>
          </table:table-cell>
          <table:table-cell office:value-type="string" table:style-name="ce4">
            <text:p>Soporte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currency" office:value="13260" table:formula="of:=([.E20]/12)*[.H20]" table:style-name="ce3">
            <text:p><text:s/>13.260,00 €<text:s/></text:p>
          </table:table-cell>
          <table:table-cell office:value-type="string" table:style-name="ce1">
            <text:p>Produccion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table:number-columns-repeated="3" table:style-name="ce2"/>
          <table:table-cell table:style-name="ce4"/>
          <table:table-cell table:number-columns-repeated="2" table:style-name="ce1"/>
          <table:table-cell office:value-type="currency" office:value="272480" table:formula="of:=SUM([.I12:.I20])" table:style-name="ce10">
            <text:p><text:s/>272.480,00 €<text:s/></text:p>
          </table:table-cell>
          <table:table-cell office:value-type="string" table:style-name="ce5">
            <text:p>Produccion</text:p>
          </table:table-cell>
          <table:table-cell table:style-name="ce4"/>
          <table:table-cell table:number-columns-repeated="16373"/>
        </table:table-row>
        <table:table-row table:style-name="ro1">
          <table:table-cell office:value-type="string" table:style-name="ce1">
            <text:p>Arquitecto Senior</text:p>
          </table:table-cell>
          <table:table-cell office:value-type="string" table:style-name="ce1">
            <text:p>Arquitecto Senior</text:p>
          </table:table-cell>
          <table:table-cell office:value-type="currency" office:value="4583.333333333333" table:formula="of:=55000/12" table:style-name="ce2">
            <text:p><text:s/>4.583,33 €<text:s/></text:p>
          </table:table-cell>
          <table:table-cell office:value-type="currency" office:value="5958.333333333333" table:formula="of:=[.C22]*1.3" table:style-name="ce2">
            <text:p><text:s/>5.958,33 €<text:s/></text:p>
          </table:table-cell>
          <table:table-cell office:value-type="currency" office:value="71500" table:formula="of:=[.D22]*12" table:style-name="ce2">
            <text:p><text:s/>71.500,00 €<text:s/></text:p>
          </table:table-cell>
          <table:table-cell office:value-type="string" table:style-name="ce4">
            <text:p>Producto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71500" table:formula="of:=([.E22]/12)*[.H22]" table:style-name="ce3">
            <text:p><text:s/>71.500,00 €<text:s/></text:p>
          </table:table-cell>
          <table:table-cell office:value-type="string" table:style-name="ce1">
            <text:p>Desarrollo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quitecto Senior</text:p>
          </table:table-cell>
          <table:table-cell office:value-type="string" table:style-name="ce1">
            <text:p>Arquitecto Senior</text:p>
          </table:table-cell>
          <table:table-cell office:value-type="currency" office:value="4583.333333333333" table:formula="of:=55000/12" table:style-name="ce2">
            <text:p><text:s/>4.583,33 €<text:s/></text:p>
          </table:table-cell>
          <table:table-cell office:value-type="currency" office:value="5958.333333333333" table:formula="of:=[.C23]*1.3" table:style-name="ce2">
            <text:p><text:s/>5.958,33 €<text:s/></text:p>
          </table:table-cell>
          <table:table-cell office:value-type="currency" office:value="71500" table:formula="of:=[.D23]*12" table:style-name="ce2">
            <text:p><text:s/>71.500,00 €<text:s/></text:p>
          </table:table-cell>
          <table:table-cell office:value-type="string" table:style-name="ce4">
            <text:p>Producto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currency" office:value="59583.333333333328" table:formula="of:=([.E23]/12)*[.H23]" table:style-name="ce3">
            <text:p><text:s/>59.583,33 €<text:s/></text:p>
          </table:table-cell>
          <table:table-cell office:value-type="string" table:style-name="ce1">
            <text:p>Desarrollo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quitecto Junior</text:p>
          </table:table-cell>
          <table:table-cell office:value-type="string" table:style-name="ce1">
            <text:p>Arquitecto Senior</text:p>
          </table:table-cell>
          <table:table-cell office:value-type="currency" office:value="3750" table:formula="of:=45000/12" table:style-name="ce2">
            <text:p><text:s/>3.750,00 €<text:s/></text:p>
          </table:table-cell>
          <table:table-cell office:value-type="currency" office:value="4875" table:formula="of:=[.C24]*1.3" table:style-name="ce2">
            <text:p><text:s/>4.875,00 €<text:s/></text:p>
          </table:table-cell>
          <table:table-cell office:value-type="currency" office:value="58500" table:formula="of:=[.D24]*12" table:style-name="ce2">
            <text:p><text:s/>58.500,00 €<text:s/></text:p>
          </table:table-cell>
          <table:table-cell office:value-type="string" table:style-name="ce4">
            <text:p>Producto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58500" table:formula="of:=([.E24]/12)*[.H24]" table:style-name="ce3">
            <text:p><text:s/>58.500,00 €<text:s/></text:p>
          </table:table-cell>
          <table:table-cell office:value-type="string" table:style-name="ce1">
            <text:p>Desarrollo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quitecto Junior</text:p>
          </table:table-cell>
          <table:table-cell office:value-type="string" table:style-name="ce1">
            <text:p>Arquitecto Senior</text:p>
          </table:table-cell>
          <table:table-cell office:value-type="currency" office:value="3750" table:formula="of:=45000/12" table:style-name="ce2">
            <text:p><text:s/>3.750,00 €<text:s/></text:p>
          </table:table-cell>
          <table:table-cell office:value-type="currency" office:value="4875" table:formula="of:=[.C25]*1.3" table:style-name="ce2">
            <text:p><text:s/>4.875,00 €<text:s/></text:p>
          </table:table-cell>
          <table:table-cell office:value-type="currency" office:value="58500" table:formula="of:=[.D25]*12" table:style-name="ce2">
            <text:p><text:s/>58.500,00 €<text:s/></text:p>
          </table:table-cell>
          <table:table-cell office:value-type="string" table:style-name="ce4">
            <text:p>Producto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currency" office:value="43333.333333333343" table:formula="of:=([.E26]/12)*[.H25]" table:style-name="ce3">
            <text:p><text:s/>43.333,33 €<text:s/></text:p>
          </table:table-cell>
          <table:table-cell office:value-type="string" table:style-name="ce1">
            <text:p>Desarrollo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sarrollador Senior</text:p>
          </table:table-cell>
          <table:table-cell office:value-type="string" table:style-name="ce1">
            <text:p>Desarrollador Senior</text:p>
          </table:table-cell>
          <table:table-cell office:value-type="currency" office:value="3333.3333333333335" table:formula="of:=40000/12" table:style-name="ce2">
            <text:p><text:s/>3.333,33 €<text:s/></text:p>
          </table:table-cell>
          <table:table-cell office:value-type="currency" office:value="4333.3333333333339" table:formula="of:=[.C26]*1.3" table:style-name="ce2">
            <text:p><text:s/>4.333,33 €<text:s/></text:p>
          </table:table-cell>
          <table:table-cell office:value-type="currency" office:value="52000.000000000007" table:formula="of:=[.D26]*12" table:style-name="ce2">
            <text:p><text:s/>52.000,00 €<text:s/></text:p>
          </table:table-cell>
          <table:table-cell office:value-type="string" table:style-name="ce4">
            <text:p>Producto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52000.000000000007" table:formula="of:=([.E27]/12)*[.H26]" table:style-name="ce3">
            <text:p><text:s/>52.000,00 €<text:s/></text:p>
          </table:table-cell>
          <table:table-cell office:value-type="string" table:style-name="ce1">
            <text:p>Desarrollo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sarrollador Senior</text:p>
          </table:table-cell>
          <table:table-cell office:value-type="string" table:style-name="ce1">
            <text:p>Desarrollador Senior</text:p>
          </table:table-cell>
          <table:table-cell office:value-type="currency" office:value="3333.3333333333335" table:formula="of:=40000/12" table:style-name="ce2">
            <text:p><text:s/>3.333,33 €<text:s/></text:p>
          </table:table-cell>
          <table:table-cell office:value-type="currency" office:value="4333.3333333333339" table:formula="of:=[.C27]*1.3" table:style-name="ce2">
            <text:p><text:s/>4.333,33 €<text:s/></text:p>
          </table:table-cell>
          <table:table-cell office:value-type="currency" office:value="52000.000000000007" table:formula="of:=[.D27]*12" table:style-name="ce2">
            <text:p><text:s/>52.000,00 €<text:s/></text:p>
          </table:table-cell>
          <table:table-cell office:value-type="string" table:style-name="ce4">
            <text:p>Producto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52000.000000000007" table:formula="of:=([.E28]/12)*[.H27]" table:style-name="ce3">
            <text:p><text:s/>52.000,00 €<text:s/></text:p>
          </table:table-cell>
          <table:table-cell office:value-type="string" table:style-name="ce1">
            <text:p>Desarrollo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sarrollador Senior</text:p>
          </table:table-cell>
          <table:table-cell office:value-type="string" table:style-name="ce1">
            <text:p>Desarrollador Senior</text:p>
          </table:table-cell>
          <table:table-cell office:value-type="currency" office:value="3333.3333333333335" table:formula="of:=40000/12" table:style-name="ce2">
            <text:p><text:s/>3.333,33 €<text:s/></text:p>
          </table:table-cell>
          <table:table-cell office:value-type="currency" office:value="4333.3333333333339" table:formula="of:=[.C28]*1.3" table:style-name="ce2">
            <text:p><text:s/>4.333,33 €<text:s/></text:p>
          </table:table-cell>
          <table:table-cell office:value-type="currency" office:value="52000.000000000007" table:formula="of:=[.D28]*12" table:style-name="ce2">
            <text:p><text:s/>52.000,00 €<text:s/></text:p>
          </table:table-cell>
          <table:table-cell office:value-type="string" table:style-name="ce4">
            <text:p>Producto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currency" office:value="43333.333333333343" table:formula="of:=([.E29]/12)*[.H28]" table:style-name="ce3">
            <text:p><text:s/>43.333,33 €<text:s/></text:p>
          </table:table-cell>
          <table:table-cell office:value-type="string" table:style-name="ce1">
            <text:p>Desarrollo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sarrollador Senior</text:p>
          </table:table-cell>
          <table:table-cell office:value-type="string" table:style-name="ce1">
            <text:p>Desarrollador Senior</text:p>
          </table:table-cell>
          <table:table-cell office:value-type="currency" office:value="3333.3333333333335" table:formula="of:=40000/12" table:style-name="ce2">
            <text:p><text:s/>3.333,33 €<text:s/></text:p>
          </table:table-cell>
          <table:table-cell office:value-type="currency" office:value="4333.3333333333339" table:formula="of:=[.C29]*1.3" table:style-name="ce2">
            <text:p><text:s/>4.333,33 €<text:s/></text:p>
          </table:table-cell>
          <table:table-cell office:value-type="currency" office:value="52000.000000000007" table:formula="of:=[.D29]*12" table:style-name="ce2">
            <text:p><text:s/>52.000,00 €<text:s/></text:p>
          </table:table-cell>
          <table:table-cell office:value-type="string" table:style-name="ce4">
            <text:p>Producto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currency" office:value="34666.666666666672" table:formula="of:=([.E30]/12)*[.H29]" table:style-name="ce3">
            <text:p><text:s/>34.666,67 €<text:s/></text:p>
          </table:table-cell>
          <table:table-cell office:value-type="string" table:style-name="ce1">
            <text:p>Desarrollo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alista Negocio</text:p>
          </table:table-cell>
          <table:table-cell office:value-type="string" table:style-name="ce1">
            <text:p>Analista Negocio</text:p>
          </table:table-cell>
          <table:table-cell office:value-type="currency" office:value="3333.3333333333335" table:formula="of:=40000/12" table:style-name="ce2">
            <text:p><text:s/>3.333,33 €<text:s/></text:p>
          </table:table-cell>
          <table:table-cell office:value-type="currency" office:value="4333.3333333333339" table:formula="of:=[.C30]*1.3" table:style-name="ce2">
            <text:p><text:s/>4.333,33 €<text:s/></text:p>
          </table:table-cell>
          <table:table-cell office:value-type="currency" office:value="52000.000000000007" table:formula="of:=[.D30]*12" table:style-name="ce2">
            <text:p><text:s/>52.000,00 €<text:s/></text:p>
          </table:table-cell>
          <table:table-cell office:value-type="string" table:style-name="ce4">
            <text:p>Productos/Verticales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currency" office:value="27083.333333333336" table:formula="of:=([.E31]/12)*[.H30]" table:style-name="ce3">
            <text:p><text:s/>27.083,33 €<text:s/></text:p>
          </table:table-cell>
          <table:table-cell office:value-type="string" table:style-name="ce1">
            <text:p>Desarrollo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sarrollador Junior</text:p>
          </table:table-cell>
          <table:table-cell office:value-type="string" table:style-name="ce1">
            <text:p>Desarrollador Junior</text:p>
          </table:table-cell>
          <table:table-cell office:value-type="currency" office:value="2083.3333333333335" table:formula="of:=25000/12" table:style-name="ce2">
            <text:p><text:s/>2.083,33 €<text:s/></text:p>
          </table:table-cell>
          <table:table-cell office:value-type="currency" office:value="2708.3333333333335" table:formula="of:=[.C31]*1.3" table:style-name="ce2">
            <text:p><text:s/>2.708,33 €<text:s/></text:p>
          </table:table-cell>
          <table:table-cell office:value-type="currency" office:value="32500" table:formula="of:=[.D31]*12" table:style-name="ce2">
            <text:p><text:s/>32.500,00 €<text:s/></text:p>
          </table:table-cell>
          <table:table-cell office:value-type="string" table:style-name="ce4">
            <text:p>Productos/Verticales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currency" office:value="27083.333333333336" table:formula="of:=([.E32]/12)*[.H31]" table:style-name="ce3">
            <text:p><text:s/>27.083,33 €<text:s/></text:p>
          </table:table-cell>
          <table:table-cell office:value-type="string" table:style-name="ce1">
            <text:p>Desarrollo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sarrollador Junior</text:p>
          </table:table-cell>
          <table:table-cell office:value-type="string" table:style-name="ce1">
            <text:p>Desarrollador Junior</text:p>
          </table:table-cell>
          <table:table-cell office:value-type="currency" office:value="2083.3333333333335" table:formula="of:=25000/12" table:style-name="ce2">
            <text:p><text:s/>2.083,33 €<text:s/></text:p>
          </table:table-cell>
          <table:table-cell office:value-type="currency" office:value="2708.3333333333335" table:formula="of:=[.C32]*1.3" table:style-name="ce2">
            <text:p><text:s/>2.708,33 €<text:s/></text:p>
          </table:table-cell>
          <table:table-cell office:value-type="currency" office:value="32500" table:formula="of:=[.D32]*12" table:style-name="ce2">
            <text:p><text:s/>32.500,00 €<text:s/></text:p>
          </table:table-cell>
          <table:table-cell office:value-type="string" table:style-name="ce4">
            <text:p>Productos/Verticales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currency" office:value="21666.666666666668" table:formula="of:=([.E32]/12)*[.H32]" table:style-name="ce3">
            <text:p><text:s/>21.666,67 €<text:s/></text:p>
          </table:table-cell>
          <table:table-cell office:value-type="string" table:style-name="ce1">
            <text:p>Desarrollo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table:number-columns-repeated="8" table:style-name="ce1"/>
          <table:table-cell office:value-type="currency" office:value="490750" table:formula="of:=SUM([.I22:.I32])" table:style-name="ce10">
            <text:p><text:s/>490.750,00 €<text:s/></text:p>
          </table:table-cell>
          <table:table-cell office:value-type="string" table:style-name="ce5">
            <text:p>Desarrollo</text:p>
          </table:table-cell>
          <table:table-cell table:number-columns-repeated="16374" table:style-name="ce1"/>
        </table:table-row>
        <table:table-row table:style-name="ro1">
          <table:table-cell table:number-columns-repeated="8" table:style-name="ce1"/>
          <table:table-cell office:value-type="currency" office:value="1067996.6666666667" table:formula="of:=SUM([.I8];[.I11];[.I21];[.I33])" table:style-name="ce10">
            <text:p><text:s/>1.067.996,67 €<text:s/></text:p>
          </table:table-cell>
          <table:table-cell office:value-type="string" table:style-name="ce4">
            <text:p>IT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table:number-columns-repeated="8" table:style-name="ce1"/>
          <table:table-cell table:style-name="ce10"/>
          <table:table-cell table:number-columns-repeated="2" table:style-name="ce4"/>
          <table:table-cell table:number-columns-repeated="16373"/>
        </table:table-row>
        <table:table-row table:style-name="ro1">
          <table:table-cell office:value-type="string" table:style-name="ce7">
            <text:p>Joaquin Martin</text:p>
          </table:table-cell>
          <table:table-cell office:value-type="string" table:style-name="ce7">
            <text:p>CFO</text:p>
          </table:table-cell>
          <table:table-cell office:value-type="currency" office:value="3000" table:style-name="ce8">
            <text:p><text:s/>3.000,00 €<text:s/></text:p>
          </table:table-cell>
          <table:table-cell office:value-type="currency" office:value="3000" table:formula="of:=[.C36]" table:style-name="ce8">
            <text:p><text:s/>3.000,00 €<text:s/></text:p>
          </table:table-cell>
          <table:table-cell office:value-type="currency" office:value="36000" table:formula="of:=[.D36]*12" table:style-name="ce8">
            <text:p><text:s/>36.000,00 €<text:s/></text:p>
          </table:table-cell>
          <table:table-cell office:value-type="string" table:style-name="ce9">
            <text:p>Direccion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48000" table:formula="of:=([.E37]/12)*[.H36]" table:style-name="ce3">
            <text:p><text:s/>48.000,00 €<text:s/></text:p>
          </table:table-cell>
          <table:table-cell office:value-type="string" table:style-name="ce1">
            <text:p>Gestion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7">
            <text:p>Josep Lopez</text:p>
          </table:table-cell>
          <table:table-cell office:value-type="string" table:style-name="ce7">
            <text:p>COO</text:p>
          </table:table-cell>
          <table:table-cell office:value-type="currency" office:value="4000" table:style-name="ce8">
            <text:p><text:s/>4.000,00 €<text:s/></text:p>
          </table:table-cell>
          <table:table-cell office:value-type="currency" office:value="4000" table:formula="of:=[.C37]" table:style-name="ce8">
            <text:p><text:s/>4.000,00 €<text:s/></text:p>
          </table:table-cell>
          <table:table-cell office:value-type="currency" office:value="48000" table:formula="of:=[.D37]*12" table:style-name="ce8">
            <text:p><text:s/>48.000,00 €<text:s/></text:p>
          </table:table-cell>
          <table:table-cell office:value-type="string" table:style-name="ce9">
            <text:p>Direccion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25200" table:formula="of:=([.E38]/12)*[.H37]" table:style-name="ce3">
            <text:p><text:s/>25.200,00 €<text:s/></text:p>
          </table:table-cell>
          <table:table-cell office:value-type="string" table:style-name="ce1">
            <text:p>Gestion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7">
            <text:p>Lesandra Mega</text:p>
          </table:table-cell>
          <table:table-cell office:value-type="string" table:style-name="ce1">
            <text:p>Contabilidad</text:p>
          </table:table-cell>
          <table:table-cell office:value-type="currency" office:value="1600" table:style-name="ce2">
            <text:p><text:s/>1.600,00 €<text:s/></text:p>
          </table:table-cell>
          <table:table-cell office:value-type="currency" office:value="2100" table:formula="of:=[.C38]+500" table:style-name="ce2">
            <text:p><text:s/>2.100,00 €<text:s/></text:p>
          </table:table-cell>
          <table:table-cell office:value-type="currency" office:value="25200" table:formula="of:=[.D38]*12" table:style-name="ce2">
            <text:p><text:s/>25.200,00 €<text:s/></text:p>
          </table:table-cell>
          <table:table-cell office:value-type="string" table:style-name="ce4">
            <text:p>Administracion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23400" table:formula="of:=([.E39]/12)*[.H38]" table:style-name="ce3">
            <text:p><text:s/>23.400,00 €<text:s/></text:p>
          </table:table-cell>
          <table:table-cell office:value-type="string" table:style-name="ce1">
            <text:p>Gestion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dministrativo</text:p>
          </table:table-cell>
          <table:table-cell office:value-type="string" table:style-name="ce1">
            <text:p>Administrativo</text:p>
          </table:table-cell>
          <table:table-cell office:value-type="currency" office:value="1500" table:style-name="ce2">
            <text:p><text:s/>1.500,00 €<text:s/></text:p>
          </table:table-cell>
          <table:table-cell office:value-type="currency" office:value="1950" table:formula="of:=[.C39]*1.3" table:style-name="ce2">
            <text:p><text:s/>1.950,00 €<text:s/></text:p>
          </table:table-cell>
          <table:table-cell office:value-type="currency" office:value="23400" table:formula="of:=[.D39]*12" table:style-name="ce2">
            <text:p><text:s/>23.400,00 €<text:s/></text:p>
          </table:table-cell>
          <table:table-cell office:value-type="string" table:style-name="ce4">
            <text:p>Administracion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32500" table:formula="of:=([.E42]/12)*[.H39]" table:style-name="ce3">
            <text:p><text:s/>32.500,00 €<text:s/></text:p>
          </table:table-cell>
          <table:table-cell office:value-type="string" table:style-name="ce1">
            <text:p>Gestion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dministrativo</text:p>
          </table:table-cell>
          <table:table-cell office:value-type="string" table:style-name="ce1">
            <text:p>Administrativo</text:p>
          </table:table-cell>
          <table:table-cell office:value-type="currency" office:value="1500" table:style-name="ce2">
            <text:p><text:s/>1.500,00 €<text:s/></text:p>
          </table:table-cell>
          <table:table-cell office:value-type="currency" office:value="1950" table:formula="of:=[.C40]*1.3" table:style-name="ce2">
            <text:p><text:s/>1.950,00 €<text:s/></text:p>
          </table:table-cell>
          <table:table-cell office:value-type="currency" office:value="23400" table:formula="of:=[.D40]*12" table:style-name="ce2">
            <text:p><text:s/>23.400,00 €<text:s/></text:p>
          </table:table-cell>
          <table:table-cell office:value-type="string" table:style-name="ce4">
            <text:p>Administracion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currency" office:value="27083.333333333336" table:formula="of:=([.E43]/12)*[.H40]" table:style-name="ce3">
            <text:p><text:s/>27.083,33 €<text:s/></text:p>
          </table:table-cell>
          <table:table-cell office:value-type="string" table:style-name="ce1">
            <text:p>Gestion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9">
            <text:p>RRHH</text:p>
          </table:table-cell>
          <table:table-cell office:value-type="string" table:style-name="ce1">
            <text:p>RRHH</text:p>
          </table:table-cell>
          <table:table-cell office:value-type="currency" office:value="2250" table:formula="of:=27000/12" table:style-name="ce2">
            <text:p><text:s/>2.250,00 €<text:s/></text:p>
          </table:table-cell>
          <table:table-cell office:value-type="currency" office:value="2925" table:formula="of:=[.C41]*1.3" table:style-name="ce2">
            <text:p><text:s/>2.925,00 €<text:s/></text:p>
          </table:table-cell>
          <table:table-cell office:value-type="currency" office:value="3802.5" table:formula="of:=[.D41]*1.3" table:style-name="ce2">
            <text:p><text:s/>3.802,50 €<text:s/></text:p>
          </table:table-cell>
          <table:table-cell office:value-type="string" table:style-name="ce4">
            <text:p>Administracion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currency" office:value="16250" table:formula="of:=([.E44]/12)*[.H41]" table:style-name="ce3">
            <text:p><text:s/>16.250,00 €<text:s/></text:p>
          </table:table-cell>
          <table:table-cell office:value-type="string" table:style-name="ce1">
            <text:p>Gestion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AC</text:p>
          </table:table-cell>
          <table:table-cell office:value-type="string" table:style-name="ce1">
            <text:p>A. Cliente/Comercial</text:p>
          </table:table-cell>
          <table:table-cell office:value-type="currency" office:value="2083.3333333333335" table:formula="of:=25000/12" table:style-name="ce2">
            <text:p><text:s/>2.083,33 €<text:s/></text:p>
          </table:table-cell>
          <table:table-cell office:value-type="currency" office:value="2708.3333333333335" table:formula="of:=[.C42]*1.3" table:style-name="ce2">
            <text:p><text:s/>2.708,33 €<text:s/></text:p>
          </table:table-cell>
          <table:table-cell office:value-type="currency" office:value="32500" table:formula="of:=[.D42]*12" table:style-name="ce2">
            <text:p><text:s/>32.500,00 €<text:s/></text:p>
          </table:table-cell>
          <table:table-cell office:value-type="string" table:style-name="ce4">
            <text:p>SAC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32500" table:formula="of:=([.E43]/12)*[.H42]" table:style-name="ce3">
            <text:p><text:s/>32.500,00 €<text:s/></text:p>
          </table:table-cell>
          <table:table-cell office:value-type="string" table:style-name="ce1">
            <text:p>Comercia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AC</text:p>
          </table:table-cell>
          <table:table-cell office:value-type="string" table:style-name="ce1">
            <text:p>A. Cliente/Comercial</text:p>
          </table:table-cell>
          <table:table-cell office:value-type="currency" office:value="2083.3333333333335" table:formula="of:=25000/12" table:style-name="ce2">
            <text:p><text:s/>2.083,33 €<text:s/></text:p>
          </table:table-cell>
          <table:table-cell office:value-type="currency" office:value="2708.3333333333335" table:formula="of:=[.C43]*1.3" table:style-name="ce2">
            <text:p><text:s/>2.708,33 €<text:s/></text:p>
          </table:table-cell>
          <table:table-cell office:value-type="currency" office:value="32500" table:formula="of:=[.D43]*12" table:style-name="ce2">
            <text:p><text:s/>32.500,00 €<text:s/></text:p>
          </table:table-cell>
          <table:table-cell office:value-type="string" table:style-name="ce4">
            <text:p>SAC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39000" table:formula="of:=([.E47]/12)*[.H43]" table:style-name="ce3">
            <text:p><text:s/>39.000,00 €<text:s/></text:p>
          </table:table-cell>
          <table:table-cell office:value-type="string" table:style-name="ce1">
            <text:p>Comercia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AC</text:p>
          </table:table-cell>
          <table:table-cell office:value-type="string" table:style-name="ce1">
            <text:p>A. Cliente/Comercial</text:p>
          </table:table-cell>
          <table:table-cell office:value-type="currency" office:value="2083.3333333333335" table:formula="of:=25000/12" table:style-name="ce2">
            <text:p><text:s/>2.083,33 €<text:s/></text:p>
          </table:table-cell>
          <table:table-cell office:value-type="currency" office:value="2708.3333333333335" table:formula="of:=[.C44]*1.3" table:style-name="ce2">
            <text:p><text:s/>2.708,33 €<text:s/></text:p>
          </table:table-cell>
          <table:table-cell office:value-type="currency" office:value="32500" table:formula="of:=[.D44]*12" table:style-name="ce2">
            <text:p><text:s/>32.500,00 €<text:s/></text:p>
          </table:table-cell>
          <table:table-cell office:value-type="string" table:style-name="ce4">
            <text:p>SAC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currency" office:value="27083.333333333336" table:formula="of:=([.E44]/12)*[.H44]" table:style-name="ce3">
            <text:p><text:s/>27.083,33 €<text:s/></text:p>
          </table:table-cell>
          <table:table-cell office:value-type="string" table:style-name="ce1">
            <text:p>Comercia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AC</text:p>
          </table:table-cell>
          <table:table-cell office:value-type="string" table:style-name="ce1">
            <text:p>A. Cliente/Comercial</text:p>
          </table:table-cell>
          <table:table-cell office:value-type="currency" office:value="2083.3333333333335" table:formula="of:=25000/12" table:style-name="ce2">
            <text:p><text:s/>2.083,33 €<text:s/></text:p>
          </table:table-cell>
          <table:table-cell office:value-type="currency" office:value="2708.3333333333335" table:formula="of:=[.C45]*1.3" table:style-name="ce2">
            <text:p><text:s/>2.708,33 €<text:s/></text:p>
          </table:table-cell>
          <table:table-cell office:value-type="currency" office:value="32500" table:formula="of:=[.D45]*12" table:style-name="ce2">
            <text:p><text:s/>32.500,00 €<text:s/></text:p>
          </table:table-cell>
          <table:table-cell office:value-type="string" table:style-name="ce4">
            <text:p>SAC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currency" office:value="27083.333333333336" table:formula="of:=([.E45]/12)*[.H45]" table:style-name="ce3">
            <text:p><text:s/>27.083,33 €<text:s/></text:p>
          </table:table-cell>
          <table:table-cell office:value-type="string" table:style-name="ce1">
            <text:p>Comercia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AC</text:p>
          </table:table-cell>
          <table:table-cell office:value-type="string" table:style-name="ce1">
            <text:p>A. Cliente/Comercial</text:p>
          </table:table-cell>
          <table:table-cell office:value-type="currency" office:value="2083.3333333333335" table:formula="of:=25000/12" table:style-name="ce2">
            <text:p><text:s/>2.083,33 €<text:s/></text:p>
          </table:table-cell>
          <table:table-cell office:value-type="currency" office:value="2708.3333333333335" table:formula="of:=[.C46]*1.3" table:style-name="ce2">
            <text:p><text:s/>2.708,33 €<text:s/></text:p>
          </table:table-cell>
          <table:table-cell office:value-type="currency" office:value="32500" table:formula="of:=[.D46]*12" table:style-name="ce2">
            <text:p><text:s/>32.500,00 €<text:s/></text:p>
          </table:table-cell>
          <table:table-cell office:value-type="string" table:style-name="ce4">
            <text:p>SAC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currency" office:value="27083.333333333336" table:formula="of:=([.E46]/12)*[.H46]" table:style-name="ce3">
            <text:p><text:s/>27.083,33 €<text:s/></text:p>
          </table:table-cell>
          <table:table-cell office:value-type="string" table:style-name="ce1">
            <text:p>Comercia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Marketing</text:p>
          </table:table-cell>
          <table:table-cell office:value-type="string" table:style-name="ce1">
            <text:p>Marketing</text:p>
          </table:table-cell>
          <table:table-cell office:value-type="currency" office:value="2500" table:formula="of:=30000/12" table:style-name="ce2">
            <text:p><text:s/>2.500,00 €<text:s/></text:p>
          </table:table-cell>
          <table:table-cell office:value-type="currency" office:value="3250" table:formula="of:=[.C47]*1.3" table:style-name="ce2">
            <text:p><text:s/>3.250,00 €<text:s/></text:p>
          </table:table-cell>
          <table:table-cell office:value-type="currency" office:value="39000" table:formula="of:=[.D47]*12" table:style-name="ce2">
            <text:p><text:s/>39.000,00 €<text:s/></text:p>
          </table:table-cell>
          <table:table-cell office:value-type="string" table:style-name="ce4">
            <text:p>Marketing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39000" table:formula="of:=([.E47]/12)*[.H47]" table:style-name="ce3">
            <text:p><text:s/>39.000,00 €<text:s/></text:p>
          </table:table-cell>
          <table:table-cell office:value-type="string" table:style-name="ce1">
            <text:p>Marketing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Marketing</text:p>
          </table:table-cell>
          <table:table-cell office:value-type="string" table:style-name="ce1">
            <text:p>Marketing</text:p>
          </table:table-cell>
          <table:table-cell office:value-type="currency" office:value="2500" table:formula="of:=30000/12" table:style-name="ce2">
            <text:p><text:s/>2.500,00 €<text:s/></text:p>
          </table:table-cell>
          <table:table-cell office:value-type="currency" office:value="3250" table:formula="of:=[.C48]*1.3" table:style-name="ce2">
            <text:p><text:s/>3.250,00 €<text:s/></text:p>
          </table:table-cell>
          <table:table-cell office:value-type="currency" office:value="39000" table:formula="of:=[.D48]*12" table:style-name="ce2">
            <text:p><text:s/>39.000,00 €<text:s/></text:p>
          </table:table-cell>
          <table:table-cell office:value-type="string" table:style-name="ce4">
            <text:p>Marketing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39000" table:formula="of:=([.E48]/12)*[.H48]" table:style-name="ce3">
            <text:p><text:s/>39.000,00 €<text:s/></text:p>
          </table:table-cell>
          <table:table-cell office:value-type="string" table:style-name="ce1">
            <text:p>Marketing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Marketing</text:p>
          </table:table-cell>
          <table:table-cell office:value-type="string" table:style-name="ce1">
            <text:p>Marketing</text:p>
          </table:table-cell>
          <table:table-cell office:value-type="currency" office:value="2500" table:formula="of:=30000/12" table:style-name="ce2">
            <text:p><text:s/>2.500,00 €<text:s/></text:p>
          </table:table-cell>
          <table:table-cell office:value-type="currency" office:value="3250" table:formula="of:=[.C49]*1.3" table:style-name="ce2">
            <text:p><text:s/>3.250,00 €<text:s/></text:p>
          </table:table-cell>
          <table:table-cell office:value-type="currency" office:value="39000" table:formula="of:=[.D49]*12" table:style-name="ce2">
            <text:p><text:s/>39.000,00 €<text:s/></text:p>
          </table:table-cell>
          <table:table-cell office:value-type="string" table:style-name="ce4">
            <text:p>Marketin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currency" office:value="32500" table:formula="of:=([.E49]/12)*[.H49]" table:style-name="ce3">
            <text:p><text:s/>32.500,00 €<text:s/></text:p>
          </table:table-cell>
          <table:table-cell office:value-type="string" table:style-name="ce1">
            <text:p>Marketing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iseño/Video</text:p>
          </table:table-cell>
          <table:table-cell office:value-type="string" table:style-name="ce1">
            <text:p>Diseño/Video</text:p>
          </table:table-cell>
          <table:table-cell office:value-type="currency" office:value="2500" table:formula="of:=30000/12" table:style-name="ce2">
            <text:p><text:s/>2.500,00 €<text:s/></text:p>
          </table:table-cell>
          <table:table-cell office:value-type="currency" office:value="3250" table:formula="of:=[.C50]*1.3" table:style-name="ce2">
            <text:p><text:s/>3.250,00 €<text:s/></text:p>
          </table:table-cell>
          <table:table-cell office:value-type="currency" office:value="39000" table:formula="of:=[.D50]*12" table:style-name="ce2">
            <text:p><text:s/>39.000,00 €<text:s/></text:p>
          </table:table-cell>
          <table:table-cell office:value-type="string" table:style-name="ce4">
            <text:p>Marketin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currency" office:value="32500" table:formula="of:=([.E50]/12)*[.H50]" table:style-name="ce16">
            <text:p><text:s/>32.500,00 €<text:s/></text:p>
          </table:table-cell>
          <table:table-cell office:value-type="string" table:style-name="ce1">
            <text:p>Marketing</text:p>
          </table:table-cell>
          <table:table-cell table:number-columns-repeated="16374"/>
        </table:table-row>
        <table:table-row table:style-name="ro1">
          <table:table-cell table:number-columns-repeated="2" table:style-name="ce1"/>
          <table:table-cell table:number-columns-repeated="3" table:style-name="ce2"/>
          <table:table-cell table:number-columns-repeated="3" table:style-name="ce1"/>
          <table:table-cell office:value-type="currency" office:value="468183.33333333331" table:formula="of:=SUM([.I36:.I50])" table:style-name="ce10">
            <text:p><text:s/>468.183,33 €<text:s/>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table:number-columns-repeated="3" table:style-name="ce2"/>
          <table:table-cell table:number-columns-repeated="16379" table:style-name="ce1"/>
        </table:table-row>
        <table:table-row table:style-name="ro1">
          <table:table-cell office:value-type="string" table:style-name="ce5">
            <text:p>Otros costes</text:p>
          </table:table-cell>
          <table:table-cell table:number-columns-repeated="3" table:style-name="ce1"/>
          <table:table-cell table:style-name="ce2"/>
          <table:table-cell table:number-columns-repeated="3" table:style-name="ce1"/>
          <table:table-cell table:style-name="ce3"/>
          <table:table-cell table:number-columns-repeated="16375" table:style-name="ce1"/>
        </table:table-row>
        <table:table-row table:style-name="ro1">
          <table:table-cell office:value-type="string" table:style-name="ce11">
            <text:p>Servidores OVH</text:p>
          </table:table-cell>
          <table:table-cell table:number-columns-repeated="2" table:style-name="ce1"/>
          <table:table-cell office:value-type="currency" office:value="5000" table:style-name="ce2">
            <text:p><text:s/>5.000,00 €<text:s/></text:p>
          </table:table-cell>
          <table:table-cell office:value-type="currency" office:value="60000" table:formula="of:=[.D54]*12" table:style-name="ce2">
            <text:p><text:s/>60.000,00 €<text:s/></text:p>
          </table:table-cell>
          <table:table-cell table:number-columns-repeated="3" table:style-name="ce1"/>
          <table:table-cell office:value-type="currency" office:value="60000" table:formula="of:=[.E54]" table:style-name="ce3">
            <text:p><text:s/>60.000,00 €<text:s/></text:p>
          </table:table-cell>
          <table:table-cell office:value-type="string" table:style-name="ce4">
            <text:p>IT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Oficinas</text:p>
          </table:table-cell>
          <table:table-cell table:number-columns-repeated="2" table:style-name="ce1"/>
          <table:table-cell office:value-type="currency" office:value="4000" table:style-name="ce2">
            <text:p><text:s/>4.000,00 €<text:s/></text:p>
          </table:table-cell>
          <table:table-cell office:value-type="currency" office:value="48000" table:formula="of:=[.D55]*12" table:style-name="ce2">
            <text:p><text:s/>48.000,00 €<text:s/></text:p>
          </table:table-cell>
          <table:table-cell table:number-columns-repeated="3" table:style-name="ce1"/>
          <table:table-cell office:value-type="currency" office:value="48000" table:formula="of:=[.E55]" table:style-name="ce3">
            <text:p><text:s/>48.000,00 €<text:s/></text:p>
          </table:table-cell>
          <table:table-cell office:value-type="string" table:style-name="ce1">
            <text:p>Gestion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Gastos Telf/inter…</text:p>
          </table:table-cell>
          <table:table-cell table:number-columns-repeated="2" table:style-name="ce1"/>
          <table:table-cell office:value-type="currency" office:value="2500" table:style-name="ce2">
            <text:p><text:s/>2.500,00 €<text:s/></text:p>
          </table:table-cell>
          <table:table-cell office:value-type="currency" office:value="30000" table:formula="of:=[.D56]*12" table:style-name="ce2">
            <text:p><text:s/>30.000,00 €<text:s/></text:p>
          </table:table-cell>
          <table:table-cell table:style-name="ce1"/>
          <table:table-cell table:number-columns-repeated="2" table:style-name="ce12"/>
          <table:table-cell office:value-type="currency" office:value="30000" table:formula="of:=[.E56]" table:style-name="ce3">
            <text:p><text:s/>30.000,00 €<text:s/></text:p>
          </table:table-cell>
          <table:table-cell office:value-type="string" table:style-name="ce18">
            <text:p>IT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Software/licencias</text:p>
          </table:table-cell>
          <table:table-cell table:number-columns-repeated="2" table:style-name="ce12"/>
          <table:table-cell office:value-type="currency" office:value="2500" table:style-name="ce17">
            <text:p><text:s/>2.500,00 €<text:s/></text:p>
          </table:table-cell>
          <table:table-cell office:value-type="currency" office:value="30000" table:formula="of:=[.D57]*12" table:style-name="ce17">
            <text:p><text:s/>30.000,00 €<text:s/></text:p>
          </table:table-cell>
          <table:table-cell table:style-name="ce12"/>
          <table:table-cell table:number-columns-repeated="2" table:style-name="ce1"/>
          <table:table-cell office:value-type="currency" office:value="30000" table:formula="of:=[.E57]" table:style-name="ce3">
            <text:p><text:s/>30.000,00 €<text:s/></text:p>
          </table:table-cell>
          <table:table-cell office:value-type="string" table:style-name="ce4">
            <text:p>IT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Asesoreamiento legal</text:p>
          </table:table-cell>
          <table:table-cell table:number-columns-repeated="2" table:style-name="ce1"/>
          <table:table-cell office:value-type="currency" office:value="1500" table:style-name="ce2">
            <text:p><text:s/>1.500,00 €<text:s/></text:p>
          </table:table-cell>
          <table:table-cell office:value-type="currency" office:value="18000" table:formula="of:=[.D58]*12" table:style-name="ce2">
            <text:p><text:s/>18.000,00 €<text:s/></text:p>
          </table:table-cell>
          <table:table-cell table:number-columns-repeated="3" table:style-name="ce1"/>
          <table:table-cell office:value-type="currency" office:value="18000" table:formula="of:=[.E58]" table:style-name="ce3">
            <text:p><text:s/>18.000,00 €<text:s/></text:p>
          </table:table-cell>
          <table:table-cell office:value-type="string" table:style-name="ce1">
            <text:p>Gestion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Seguros</text:p>
          </table:table-cell>
          <table:table-cell table:number-columns-repeated="2" table:style-name="ce1"/>
          <table:table-cell office:value-type="currency" office:value="250" table:style-name="ce2">
            <text:p><text:s/>250,00 €<text:s/></text:p>
          </table:table-cell>
          <table:table-cell office:value-type="currency" office:value="3000" table:formula="of:=[.D59]*12" table:style-name="ce2">
            <text:p><text:s/>3.000,00 €<text:s/></text:p>
          </table:table-cell>
          <table:table-cell table:number-columns-repeated="3" table:style-name="ce1"/>
          <table:table-cell office:value-type="currency" office:value="3000" table:formula="of:=[.E59]" table:style-name="ce3">
            <text:p><text:s/>3.000,00 €<text:s/></text:p>
          </table:table-cell>
          <table:table-cell office:value-type="string" table:style-name="ce1">
            <text:p>Gestion</text:p>
          </table:table-cell>
          <table:table-cell table:number-columns-repeated="16374"/>
        </table:table-row>
        <table:table-row table:style-name="ro1">
          <table:table-cell table:number-columns-repeated="4" table:style-name="ce1"/>
          <table:table-cell table:style-name="ce2"/>
          <table:table-cell table:number-columns-repeated="3" table:style-name="ce1"/>
          <table:table-cell office:value-type="currency" office:value="189000" table:formula="of:=SUM([.I54:.I59])" table:style-name="ce10">
            <text:p><text:s/>189.000,00 €<text:s/>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5">
            <text:p>Marketing</text:p>
          </table:table-cell>
          <table:table-cell table:number-columns-repeated="2" table:style-name="ce1"/>
          <table:table-cell table:number-columns-repeated="2" table:style-name="ce2"/>
          <table:table-cell table:number-columns-repeated="3" table:style-name="ce1"/>
          <table:table-cell table:style-name="ce3"/>
          <table:table-cell table:number-columns-repeated="16375" table:style-name="ce1"/>
        </table:table-row>
        <table:table-row table:style-name="ro1">
          <table:table-cell office:value-type="string" table:style-name="ce1">
            <text:p>Publicidad Online</text:p>
          </table:table-cell>
          <table:table-cell table:number-columns-repeated="2" table:style-name="ce1"/>
          <table:table-cell office:value-type="currency" office:value="50000" table:style-name="ce2">
            <text:p><text:s/>50.000,00 €<text:s/></text:p>
          </table:table-cell>
          <table:table-cell office:value-type="currency" office:value="600000" table:formula="of:=[.D62]*12" table:style-name="ce2">
            <text:p><text:s/>600.000,00 €<text:s/></text:p>
          </table:table-cell>
          <table:table-cell table:number-columns-repeated="3" table:style-name="ce1"/>
          <table:table-cell office:value-type="currency" office:value="600000" table:formula="of:=[.E62]" table:style-name="ce3">
            <text:p><text:s/>600.000,00 €<text:s/></text:p>
          </table:table-cell>
          <table:table-cell office:value-type="string" table:style-name="ce1">
            <text:p>Marketing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xposiciones</text:p>
          </table:table-cell>
          <table:table-cell table:number-columns-repeated="3" table:style-name="ce1"/>
          <table:table-cell office:value-type="currency" office:value="85000" table:style-name="ce2">
            <text:p><text:s/>85.000,00 €<text:s/></text:p>
          </table:table-cell>
          <table:table-cell table:number-columns-repeated="3" table:style-name="ce1"/>
          <table:table-cell office:value-type="currency" office:value="85000" table:formula="of:=[.E63]" table:style-name="ce3">
            <text:p><text:s/>85.000,00 €<text:s/></text:p>
          </table:table-cell>
          <table:table-cell office:value-type="string" table:style-name="ce1">
            <text:p>Marketing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edes sociales</text:p>
          </table:table-cell>
          <table:table-cell table:number-columns-repeated="2" table:style-name="ce1"/>
          <table:table-cell office:value-type="currency" office:value="15000" table:style-name="ce2">
            <text:p><text:s/>15.000,00 €<text:s/></text:p>
          </table:table-cell>
          <table:table-cell office:value-type="currency" office:value="180000" table:formula="of:=[.D64]*12" table:style-name="ce2">
            <text:p><text:s/>180.000,00 €<text:s/></text:p>
          </table:table-cell>
          <table:table-cell table:number-columns-repeated="3" table:style-name="ce1"/>
          <table:table-cell office:value-type="currency" office:value="180000" table:formula="of:=[.E64]" table:style-name="ce16">
            <text:p><text:s/>180.000,00 €<text:s/></text:p>
          </table:table-cell>
          <table:table-cell office:value-type="string" table:style-name="ce1">
            <text:p>Marketing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2"/>
          <table:table-cell table:number-columns-repeated="3" table:style-name="ce1"/>
          <table:table-cell office:value-type="currency" office:value="865000" table:formula="of:=SUM([.I62:.I64])" table:style-name="ce10">
            <text:p><text:s/>865.000,00 €<text:s/></text:p>
          </table:table-cell>
          <table:table-cell table:number-columns-repeated="16375"/>
        </table:table-row>
        <table:table-row table:style-name="ro1">
          <table:table-cell table:number-columns-repeated="4"/>
          <table:table-cell table:style-name="ce2"/>
          <table:table-cell table:style-name="ce1"/>
          <table:table-cell table:style-name="ce5"/>
          <table:table-cell table:style-name="ce1"/>
          <table:table-cell table:style-name="ce10"/>
          <table:table-cell table:number-columns-repeated="16375"/>
        </table:table-row>
        <table:table-row table:style-name="ro1">
          <table:table-cell table:number-columns-repeated="4"/>
          <table:table-cell table:style-name="ce2"/>
          <table:table-cell table:number-columns-repeated="3" table:style-name="ce1"/>
          <table:table-cell office:value-type="currency" office:value="2590180" table:formula="of:=SUM([.I34];[.I51];[.I60];[.I65])" table:style-name="ce10">
            <text:p><text:s/>2.590.180,00 €<text:s/></text:p>
          </table:table-cell>
          <table:table-cell table:number-columns-repeated="16375"/>
        </table:table-row>
        <table:table-row table:style-name="ro1">
          <table:table-cell table:number-columns-repeated="4"/>
          <table:table-cell table:style-name="ce2"/>
          <table:table-cell table:number-columns-repeated="16379" table:style-name="ce1"/>
        </table:table-row>
        <table:table-row table:style-name="ro1">
          <table:table-cell table:number-columns-repeated="4"/>
          <table:table-cell table:style-name="ce2"/>
          <table:table-cell table:style-name="ce1"/>
          <table:table-cell table:style-name="ce5"/>
          <table:table-cell table:style-name="ce1"/>
          <table:table-cell table:style-name="ce10"/>
          <table:table-cell table:number-columns-repeated="16375"/>
        </table:table-row>
        <table:table-row table:style-name="ro1">
          <table:table-cell table:number-columns-repeated="4"/>
          <table:table-cell table:style-name="ce2"/>
          <table:table-cell table:number-columns-repeated="16379" table:style-name="ce1"/>
        </table:table-row>
        <table:table-row table:number-rows-repeated="1048506" table:style-name="ro1">
          <table:table-cell table:number-columns-repeated="16384"/>
        </table:table-row>
      </table:table>
      <table:table table:name="Año_3" table:style-name="ta2">
        <table:table-column table:style-name="co11" table:default-cell-style-name="ce1"/>
        <table:table-column table:style-name="co2" table:default-cell-style-name="ce1"/>
        <table:table-column table:style-name="co7" table:default-cell-style-name="ce1"/>
        <table:table-column table:style-name="co12" table:default-cell-style-name="ce1"/>
        <table:table-column table:style-name="co5" table:default-cell-style-name="ce1"/>
        <table:table-column table:style-name="co13" table:default-cell-style-name="ce1"/>
        <table:table-column table:style-name="co7" table:number-columns-repeated="2" table:default-cell-style-name="ce1"/>
        <table:table-column table:style-name="co9" table:default-cell-style-name="ce1"/>
        <table:table-column table:style-name="co7" table:number-columns-repeated="16375" table:default-cell-style-name="ce1"/>
        <table:table-row table:style-name="ro1">
          <table:table-cell office:value-type="string" table:style-name="ce5">
            <text:p>Recurso</text:p>
          </table:table-cell>
          <table:table-cell office:value-type="string" table:style-name="ce5">
            <text:p>Cargo</text:p>
          </table:table-cell>
          <table:table-cell office:value-type="string" table:style-name="ce5">
            <text:p>Neto Mensual</text:p>
          </table:table-cell>
          <table:table-cell office:value-type="string" table:style-name="ce5">
            <text:p>Bruto Mensual</text:p>
          </table:table-cell>
          <table:table-cell office:value-type="string" table:style-name="ce6">
            <text:p>Bruto Anual</text:p>
          </table:table-cell>
          <table:table-cell office:value-type="string" table:style-name="ce5">
            <text:p>Departamento</text:p>
          </table:table-cell>
          <table:table-cell table:style-name="ce1"/>
          <table:table-cell office:value-type="string" table:style-name="ce5">
            <text:p>Dedicacion</text:p>
          </table:table-cell>
          <table:table-cell office:value-type="string" table:style-name="ce5">
            <text:p>Coste Presupuesto</text:p>
          </table:table-cell>
          <table:table-cell office:value-type="string" table:style-name="ce5">
            <text:p>Partida Presupuestaria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7">
            <text:p>Bruce Hopskins</text:p>
          </table:table-cell>
          <table:table-cell office:value-type="string" table:style-name="ce7">
            <text:p>Arquitecto IDI</text:p>
          </table:table-cell>
          <table:table-cell office:value-type="currency" office:value="5000" table:style-name="ce8">
            <text:p><text:s/>5.000,00 €<text:s/></text:p>
          </table:table-cell>
          <table:table-cell office:value-type="currency" office:value="5000" table:formula="of:=[.C2]" table:style-name="ce8">
            <text:p><text:s/>5.000,00 €<text:s/></text:p>
          </table:table-cell>
          <table:table-cell office:value-type="currency" office:value="60000" table:formula="of:=[.D2]*12" table:style-name="ce8">
            <text:p><text:s/>60.000,00 €<text:s/></text:p>
          </table:table-cell>
          <table:table-cell office:value-type="string" table:style-name="ce4">
            <text:p>I+D+i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60000" table:formula="of:=([.E2]/12)*[.H2]" table:style-name="ce3">
            <text:p><text:s/>60.000,00 €<text:s/></text:p>
          </table:table-cell>
          <table:table-cell office:value-type="string" table:style-name="ce4">
            <text:p>I+D+i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yam Gahderi</text:p>
          </table:table-cell>
          <table:table-cell office:value-type="string" table:style-name="ce1">
            <text:p>Dra. Lingüística</text:p>
          </table:table-cell>
          <table:table-cell office:value-type="currency" office:value="4500" table:style-name="ce2">
            <text:p><text:s/>4.500,00 €<text:s/></text:p>
          </table:table-cell>
          <table:table-cell office:value-type="currency" office:value="5850" table:formula="of:=[.C3]*1.3" table:style-name="ce2">
            <text:p><text:s/>5.850,00 €<text:s/></text:p>
          </table:table-cell>
          <table:table-cell office:value-type="currency" office:value="70200" table:formula="of:=[.D3]*12" table:style-name="ce2">
            <text:p><text:s/>70.200,00 €<text:s/></text:p>
          </table:table-cell>
          <table:table-cell office:value-type="string" table:style-name="ce4">
            <text:p>I+D+i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70200" table:formula="of:=([.E3]/12)*[.H3]" table:style-name="ce3">
            <text:p><text:s/>70.200,00 €<text:s/></text:p>
          </table:table-cell>
          <table:table-cell office:value-type="string" table:style-name="ce4">
            <text:p>I+D+i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ergei Sinenkov</text:p>
          </table:table-cell>
          <table:table-cell office:value-type="string" table:style-name="ce1">
            <text:p>Developer Semantic</text:p>
          </table:table-cell>
          <table:table-cell office:value-type="currency" office:value="2916.6666666666665" table:formula="of:=35000/12" table:style-name="ce2">
            <text:p><text:s/>2.916,67 €<text:s/></text:p>
          </table:table-cell>
          <table:table-cell office:value-type="currency" office:value="3791.6666666666665" table:formula="of:=[.C4]*1.3" table:style-name="ce2">
            <text:p><text:s/>3.791,67 €<text:s/></text:p>
          </table:table-cell>
          <table:table-cell office:value-type="currency" office:value="45500" table:formula="of:=[.D4]*12" table:style-name="ce2">
            <text:p><text:s/>45.500,00 €<text:s/></text:p>
          </table:table-cell>
          <table:table-cell office:value-type="string" table:style-name="ce4">
            <text:p>I+D+i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45500" table:formula="of:=([.E4]/12)*[.H4]" table:style-name="ce3">
            <text:p><text:s/>45.500,00 €<text:s/></text:p>
          </table:table-cell>
          <table:table-cell office:value-type="string" table:style-name="ce4">
            <text:p>I+D+i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sarrollador</text:p>
          </table:table-cell>
          <table:table-cell office:value-type="string" table:style-name="ce1">
            <text:p>Developer Semantic</text:p>
          </table:table-cell>
          <table:table-cell office:value-type="currency" office:value="2916.6666666666665" table:formula="of:=35000/12" table:style-name="ce2">
            <text:p><text:s/>2.916,67 €<text:s/></text:p>
          </table:table-cell>
          <table:table-cell office:value-type="currency" office:value="3791.6666666666665" table:formula="of:=[.C5]*1.3" table:style-name="ce2">
            <text:p><text:s/>3.791,67 €<text:s/></text:p>
          </table:table-cell>
          <table:table-cell office:value-type="currency" office:value="45500" table:formula="of:=[.D5]*12" table:style-name="ce2">
            <text:p><text:s/>45.500,00 €<text:s/></text:p>
          </table:table-cell>
          <table:table-cell office:value-type="string" table:style-name="ce4">
            <text:p>I+D+i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45500" table:formula="of:=([.E5]/12)*[.H5]" table:style-name="ce3">
            <text:p><text:s/>45.500,00 €<text:s/></text:p>
          </table:table-cell>
          <table:table-cell office:value-type="string" table:style-name="ce4">
            <text:p>I+D+i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sarrollador</text:p>
          </table:table-cell>
          <table:table-cell office:value-type="string" table:style-name="ce1">
            <text:p>Developer Semantic</text:p>
          </table:table-cell>
          <table:table-cell office:value-type="currency" office:value="2916.6666666666665" table:formula="of:=35000/12" table:style-name="ce2">
            <text:p><text:s/>2.916,67 €<text:s/></text:p>
          </table:table-cell>
          <table:table-cell office:value-type="currency" office:value="3791.6666666666665" table:formula="of:=[.C6]*1.3" table:style-name="ce2">
            <text:p><text:s/>3.791,67 €<text:s/></text:p>
          </table:table-cell>
          <table:table-cell office:value-type="currency" office:value="45500" table:formula="of:=[.D6]*12" table:style-name="ce2">
            <text:p><text:s/>45.500,00 €<text:s/></text:p>
          </table:table-cell>
          <table:table-cell office:value-type="string" table:style-name="ce4">
            <text:p>I+D+i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45500" table:formula="of:=([.E6]/12)*[.H6]" table:style-name="ce3">
            <text:p><text:s/>45.500,00 €<text:s/></text:p>
          </table:table-cell>
          <table:table-cell office:value-type="string" table:style-name="ce4">
            <text:p>I+D+i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ervicios Externos Traductores</text:p>
          </table:table-cell>
          <table:table-cell table:style-name="ce1"/>
          <table:table-cell table:style-name="ce2"/>
          <table:table-cell office:value-type="currency" office:value="3000" table:style-name="ce2">
            <text:p><text:s/>3.000,00 €<text:s/></text:p>
          </table:table-cell>
          <table:table-cell office:value-type="currency" office:value="36000" table:formula="of:=[.D7]*12" table:style-name="ce2">
            <text:p><text:s/>36.000,00 €<text:s/></text:p>
          </table:table-cell>
          <table:table-cell office:value-type="string" table:style-name="ce4">
            <text:p>I+D+i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36000" table:formula="of:=([.E7]/12)*[.H7]" table:style-name="ce3">
            <text:p><text:s/>36.000,00 €<text:s/></text:p>
          </table:table-cell>
          <table:table-cell office:value-type="string" table:style-name="ce4">
            <text:p>I+D+i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table:number-columns-repeated="3" table:style-name="ce2"/>
          <table:table-cell table:style-name="ce4"/>
          <table:table-cell table:number-columns-repeated="2" table:style-name="ce1"/>
          <table:table-cell office:value-type="currency" office:value="302700" table:formula="of:=SUM([.I2:.I7])" table:style-name="ce10">
            <text:p><text:s/>302.700,00 €<text:s/>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table:number-columns-repeated="3" table:style-name="ce2"/>
          <table:table-cell table:style-name="ce4"/>
          <table:table-cell table:number-columns-repeated="2" table:style-name="ce1"/>
          <table:table-cell table:style-name="ce10"/>
          <table:table-cell table:number-columns-repeated="16375" table:style-name="ce1"/>
        </table:table-row>
        <table:table-row table:style-name="ro1">
          <table:table-cell office:value-type="string" table:style-name="ce7">
            <text:p>Manuel Gonzalez</text:p>
          </table:table-cell>
          <table:table-cell office:value-type="string" table:style-name="ce7">
            <text:p>CIO</text:p>
          </table:table-cell>
          <table:table-cell office:value-type="currency" office:value="6000" table:style-name="ce8">
            <text:p><text:s/>6.000,00 €<text:s/></text:p>
          </table:table-cell>
          <table:table-cell office:value-type="currency" office:value="7000" table:formula="of:=[.C10]+1000" table:style-name="ce8">
            <text:p><text:s/>7.000,00 €<text:s/></text:p>
          </table:table-cell>
          <table:table-cell office:value-type="currency" office:value="84000" table:formula="of:=[.D10]*12" table:style-name="ce8">
            <text:p><text:s/>84.000,00 €<text:s/></text:p>
          </table:table-cell>
          <table:table-cell office:value-type="string" table:style-name="ce9">
            <text:p>IT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84000" table:formula="of:=([.E10]/12)*[.H10]" table:style-name="ce3">
            <text:p><text:s/>84.000,00 €<text:s/></text:p>
          </table:table-cell>
          <table:table-cell office:value-type="string" table:style-name="ce4">
            <text:p>IT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table:number-columns-repeated="2" table:style-name="ce7"/>
          <table:table-cell table:number-columns-repeated="3" table:style-name="ce8"/>
          <table:table-cell table:style-name="ce9"/>
          <table:table-cell table:number-columns-repeated="2" table:style-name="ce1"/>
          <table:table-cell office:value-type="currency" office:value="84000" table:formula="of:=SUM([.I10])" table:style-name="ce10">
            <text:p><text:s/>84.000,00 €<text:s/></text:p>
          </table:table-cell>
          <table:table-cell office:value-type="string" table:style-name="ce15">
            <text:p>IT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dmin Sistemas</text:p>
          </table:table-cell>
          <table:table-cell office:value-type="string" table:style-name="ce1">
            <text:p>Administrador</text:p>
          </table:table-cell>
          <table:table-cell office:value-type="currency" office:value="4166.666666666667" table:formula="of:=50000/12" table:style-name="ce2">
            <text:p><text:s/>4.166,67 €<text:s/></text:p>
          </table:table-cell>
          <table:table-cell office:value-type="currency" office:value="5416.666666666667" table:formula="of:=[.C12]*1.3" table:style-name="ce2">
            <text:p><text:s/>5.416,67 €<text:s/></text:p>
          </table:table-cell>
          <table:table-cell office:value-type="currency" office:value="65000" table:formula="of:=[.D12]*12" table:style-name="ce2">
            <text:p><text:s/>65.000,00 €<text:s/></text:p>
          </table:table-cell>
          <table:table-cell office:value-type="string" table:style-name="ce4">
            <text:p>Sistemas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65000" table:formula="of:=([.E12]/12)*[.H12]" table:style-name="ce3">
            <text:p><text:s/>65.000,00 €<text:s/></text:p>
          </table:table-cell>
          <table:table-cell office:value-type="string" table:style-name="ce1">
            <text:p>Produccion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dmin Sistemas</text:p>
          </table:table-cell>
          <table:table-cell office:value-type="string" table:style-name="ce1">
            <text:p>Administrador</text:p>
          </table:table-cell>
          <table:table-cell office:value-type="currency" office:value="4166.666666666667" table:formula="of:=50000/12" table:style-name="ce2">
            <text:p><text:s/>4.166,67 €<text:s/></text:p>
          </table:table-cell>
          <table:table-cell office:value-type="currency" office:value="5416.666666666667" table:formula="of:=[.C13]*1.3" table:style-name="ce2">
            <text:p><text:s/>5.416,67 €<text:s/></text:p>
          </table:table-cell>
          <table:table-cell office:value-type="currency" office:value="65000" table:formula="of:=[.D13]*12" table:style-name="ce2">
            <text:p><text:s/>65.000,00 €<text:s/></text:p>
          </table:table-cell>
          <table:table-cell office:value-type="string" table:style-name="ce4">
            <text:p>Sistemas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65000" table:formula="of:=([.E13]/12)*[.H13]" table:style-name="ce3">
            <text:p><text:s/>65.000,00 €<text:s/></text:p>
          </table:table-cell>
          <table:table-cell office:value-type="string" table:style-name="ce1">
            <text:p>Produccion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perador</text:p>
          </table:table-cell>
          <table:table-cell office:value-type="string" table:style-name="ce1">
            <text:p>Operador</text:p>
          </table:table-cell>
          <table:table-cell office:value-type="currency" office:value="2500" table:formula="of:=30000/12" table:style-name="ce2">
            <text:p><text:s/>2.500,00 €<text:s/></text:p>
          </table:table-cell>
          <table:table-cell office:value-type="currency" office:value="3250" table:formula="of:=[.C14]*1.3" table:style-name="ce2">
            <text:p><text:s/>3.250,00 €<text:s/></text:p>
          </table:table-cell>
          <table:table-cell office:value-type="currency" office:value="39000" table:formula="of:=[.D14]*12" table:style-name="ce2">
            <text:p><text:s/>39.000,00 €<text:s/></text:p>
          </table:table-cell>
          <table:table-cell office:value-type="string" table:style-name="ce4">
            <text:p>Sistemas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39000" table:formula="of:=([.E14]/12)*[.H14]" table:style-name="ce3">
            <text:p><text:s/>39.000,00 €<text:s/></text:p>
          </table:table-cell>
          <table:table-cell office:value-type="string" table:style-name="ce1">
            <text:p>Produccion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perador</text:p>
          </table:table-cell>
          <table:table-cell office:value-type="string" table:style-name="ce1">
            <text:p>Operador</text:p>
          </table:table-cell>
          <table:table-cell office:value-type="currency" office:value="2500" table:formula="of:=30000/12" table:style-name="ce2">
            <text:p><text:s/>2.500,00 €<text:s/></text:p>
          </table:table-cell>
          <table:table-cell office:value-type="currency" office:value="3250" table:formula="of:=[.C15]*1.3" table:style-name="ce2">
            <text:p><text:s/>3.250,00 €<text:s/></text:p>
          </table:table-cell>
          <table:table-cell office:value-type="currency" office:value="39000" table:formula="of:=[.D15]*12" table:style-name="ce2">
            <text:p><text:s/>39.000,00 €<text:s/></text:p>
          </table:table-cell>
          <table:table-cell office:value-type="string" table:style-name="ce4">
            <text:p>Sistemas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39000" table:formula="of:=([.E15]/12)*[.H15]" table:style-name="ce3">
            <text:p><text:s/>39.000,00 €<text:s/></text:p>
          </table:table-cell>
          <table:table-cell office:value-type="string" table:style-name="ce1">
            <text:p>Produccion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perador</text:p>
          </table:table-cell>
          <table:table-cell office:value-type="string" table:style-name="ce1">
            <text:p>Operador</text:p>
          </table:table-cell>
          <table:table-cell office:value-type="currency" office:value="2500" table:formula="of:=30000/12" table:style-name="ce2">
            <text:p><text:s/>2.500,00 €<text:s/></text:p>
          </table:table-cell>
          <table:table-cell office:value-type="currency" office:value="3250" table:formula="of:=[.C16]*1.3" table:style-name="ce2">
            <text:p><text:s/>3.250,00 €<text:s/></text:p>
          </table:table-cell>
          <table:table-cell office:value-type="currency" office:value="39000" table:formula="of:=[.D16]*12" table:style-name="ce2">
            <text:p><text:s/>39.000,00 €<text:s/></text:p>
          </table:table-cell>
          <table:table-cell office:value-type="string" table:style-name="ce4">
            <text:p>Sistemas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39000" table:formula="of:=([.E16]/12)*[.H16]" table:style-name="ce3">
            <text:p><text:s/>39.000,00 €<text:s/></text:p>
          </table:table-cell>
          <table:table-cell office:value-type="string" table:style-name="ce1">
            <text:p>Produccion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perador</text:p>
          </table:table-cell>
          <table:table-cell office:value-type="string" table:style-name="ce1">
            <text:p>Operador</text:p>
          </table:table-cell>
          <table:table-cell office:value-type="currency" office:value="2500" table:formula="of:=30000/12" table:style-name="ce2">
            <text:p><text:s/>2.500,00 €<text:s/></text:p>
          </table:table-cell>
          <table:table-cell office:value-type="currency" office:value="3250" table:formula="of:=[.C17]*1.3" table:style-name="ce2">
            <text:p><text:s/>3.250,00 €<text:s/></text:p>
          </table:table-cell>
          <table:table-cell office:value-type="currency" office:value="39000" table:formula="of:=[.D17]*12" table:style-name="ce2">
            <text:p><text:s/>39.000,00 €<text:s/></text:p>
          </table:table-cell>
          <table:table-cell office:value-type="string" table:style-name="ce4">
            <text:p>Sistemas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39000" table:formula="of:=([.E17]/12)*[.H17]" table:style-name="ce3">
            <text:p><text:s/>39.000,00 €<text:s/></text:p>
          </table:table-cell>
          <table:table-cell office:value-type="string" table:style-name="ce1">
            <text:p>Produccion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perador</text:p>
          </table:table-cell>
          <table:table-cell office:value-type="string" table:style-name="ce1">
            <text:p>Operador</text:p>
          </table:table-cell>
          <table:table-cell office:value-type="currency" office:value="2500" table:formula="of:=30000/12" table:style-name="ce2">
            <text:p><text:s/>2.500,00 €<text:s/></text:p>
          </table:table-cell>
          <table:table-cell office:value-type="currency" office:value="3250" table:formula="of:=[.C18]*1.3" table:style-name="ce2">
            <text:p><text:s/>3.250,00 €<text:s/></text:p>
          </table:table-cell>
          <table:table-cell office:value-type="currency" office:value="39000" table:formula="of:=[.D18]*12" table:style-name="ce2">
            <text:p><text:s/>39.000,00 €<text:s/></text:p>
          </table:table-cell>
          <table:table-cell office:value-type="string" table:style-name="ce4">
            <text:p>Sistemas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currency" office:value="32500" table:formula="of:=([.E18]/12)*[.H18]" table:style-name="ce3">
            <text:p><text:s/>32.500,00 €<text:s/></text:p>
          </table:table-cell>
          <table:table-cell office:value-type="string" table:style-name="ce1">
            <text:p>Produccion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ecnico Soporte</text:p>
          </table:table-cell>
          <table:table-cell office:value-type="string" table:style-name="ce1">
            <text:p>Tecnico Soporte</text:p>
          </table:table-cell>
          <table:table-cell office:value-type="currency" office:value="1700" table:style-name="ce2">
            <text:p><text:s/>1.700,00 €<text:s/></text:p>
          </table:table-cell>
          <table:table-cell office:value-type="currency" office:value="2210" table:formula="of:=[.C19]*1.3" table:style-name="ce2">
            <text:p><text:s/>2.210,00 €<text:s/></text:p>
          </table:table-cell>
          <table:table-cell office:value-type="currency" office:value="26520" table:formula="of:=[.D19]*12" table:style-name="ce2">
            <text:p><text:s/>26.520,00 €<text:s/></text:p>
          </table:table-cell>
          <table:table-cell office:value-type="string" table:style-name="ce4">
            <text:p>Soporte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26520" table:formula="of:=([.E20]/12)*[.H19]" table:style-name="ce3">
            <text:p><text:s/>26.520,00 €<text:s/></text:p>
          </table:table-cell>
          <table:table-cell office:value-type="string" table:style-name="ce1">
            <text:p>Produccion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ecnico Soporte</text:p>
          </table:table-cell>
          <table:table-cell office:value-type="string" table:style-name="ce1">
            <text:p>Tecnico Soporte</text:p>
          </table:table-cell>
          <table:table-cell office:value-type="currency" office:value="1700" table:style-name="ce2">
            <text:p><text:s/>1.700,00 €<text:s/></text:p>
          </table:table-cell>
          <table:table-cell office:value-type="currency" office:value="2210" table:formula="of:=[.C20]*1.3" table:style-name="ce2">
            <text:p><text:s/>2.210,00 €<text:s/></text:p>
          </table:table-cell>
          <table:table-cell office:value-type="currency" office:value="26520" table:formula="of:=[.D20]*12" table:style-name="ce2">
            <text:p><text:s/>26.520,00 €<text:s/></text:p>
          </table:table-cell>
          <table:table-cell office:value-type="string" table:style-name="ce4">
            <text:p>Soporte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26520" table:formula="of:=([.E21]/12)*[.H20]" table:style-name="ce3">
            <text:p><text:s/>26.520,00 €<text:s/></text:p>
          </table:table-cell>
          <table:table-cell office:value-type="string" table:style-name="ce1">
            <text:p>Produccion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ecnico Soporte</text:p>
          </table:table-cell>
          <table:table-cell office:value-type="string" table:style-name="ce1">
            <text:p>Tecnico Soporte</text:p>
          </table:table-cell>
          <table:table-cell office:value-type="currency" office:value="1700" table:style-name="ce2">
            <text:p><text:s/>1.700,00 €<text:s/></text:p>
          </table:table-cell>
          <table:table-cell office:value-type="currency" office:value="2210" table:formula="of:=[.C21]*1.3" table:style-name="ce2">
            <text:p><text:s/>2.210,00 €<text:s/></text:p>
          </table:table-cell>
          <table:table-cell office:value-type="currency" office:value="26520" table:formula="of:=[.D21]*12" table:style-name="ce2">
            <text:p><text:s/>26.520,00 €<text:s/></text:p>
          </table:table-cell>
          <table:table-cell office:value-type="string" table:style-name="ce4">
            <text:p>Soporte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26520" table:formula="of:=([.E21]/12)*[.H21]" table:style-name="ce3">
            <text:p><text:s/>26.520,00 €<text:s/></text:p>
          </table:table-cell>
          <table:table-cell office:value-type="string" table:style-name="ce1">
            <text:p>Produccion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ecnico Soporte</text:p>
          </table:table-cell>
          <table:table-cell office:value-type="string" table:style-name="ce1">
            <text:p>Tecnico Soporte</text:p>
          </table:table-cell>
          <table:table-cell office:value-type="currency" office:value="1700" table:style-name="ce2">
            <text:p><text:s/>1.700,00 €<text:s/></text:p>
          </table:table-cell>
          <table:table-cell office:value-type="currency" office:value="2210" table:formula="of:=[.C22]*1.3" table:style-name="ce2">
            <text:p><text:s/>2.210,00 €<text:s/></text:p>
          </table:table-cell>
          <table:table-cell office:value-type="currency" office:value="26520" table:formula="of:=[.D22]*12" table:style-name="ce2">
            <text:p><text:s/>26.520,00 €<text:s/></text:p>
          </table:table-cell>
          <table:table-cell office:value-type="string" table:style-name="ce4">
            <text:p>Soporte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26520" table:formula="of:=([.E22]/12)*[.H22]" table:style-name="ce3">
            <text:p><text:s/>26.520,00 €<text:s/></text:p>
          </table:table-cell>
          <table:table-cell office:value-type="string" table:style-name="ce1">
            <text:p>Produccion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ecnico Soporte</text:p>
          </table:table-cell>
          <table:table-cell office:value-type="string" table:style-name="ce1">
            <text:p>Tecnico Soporte</text:p>
          </table:table-cell>
          <table:table-cell office:value-type="currency" office:value="1700" table:style-name="ce2">
            <text:p><text:s/>1.700,00 €<text:s/></text:p>
          </table:table-cell>
          <table:table-cell office:value-type="currency" office:value="2210" table:formula="of:=[.C23]*1.3" table:style-name="ce2">
            <text:p><text:s/>2.210,00 €<text:s/></text:p>
          </table:table-cell>
          <table:table-cell office:value-type="currency" office:value="26520" table:formula="of:=[.D23]*12" table:style-name="ce2">
            <text:p><text:s/>26.520,00 €<text:s/></text:p>
          </table:table-cell>
          <table:table-cell office:value-type="string" table:style-name="ce4">
            <text:p>Soporte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currency" office:value="22100" table:formula="of:=([.E23]/12)*[.H23]" table:style-name="ce3">
            <text:p><text:s/>22.100,00 €<text:s/></text:p>
          </table:table-cell>
          <table:table-cell office:value-type="string" table:style-name="ce1">
            <text:p>Produccion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table:number-columns-repeated="3" table:style-name="ce2"/>
          <table:table-cell table:style-name="ce4"/>
          <table:table-cell table:number-columns-repeated="2" table:style-name="ce1"/>
          <table:table-cell office:value-type="currency" office:value="446680" table:formula="of:=SUM([.I12:.I23])" table:style-name="ce10">
            <text:p><text:s/>446.680,00 €<text:s/></text:p>
          </table:table-cell>
          <table:table-cell office:value-type="string" table:style-name="ce5">
            <text:p>Produccion</text:p>
          </table:table-cell>
          <table:table-cell table:style-name="ce4"/>
          <table:table-cell table:number-columns-repeated="16373"/>
        </table:table-row>
        <table:table-row table:style-name="ro1">
          <table:table-cell office:value-type="string" table:style-name="ce1">
            <text:p>Arquitecto Senior</text:p>
          </table:table-cell>
          <table:table-cell office:value-type="string" table:style-name="ce1">
            <text:p>Arquitecto Senior</text:p>
          </table:table-cell>
          <table:table-cell office:value-type="currency" office:value="4583.333333333333" table:formula="of:=55000/12" table:style-name="ce2">
            <text:p><text:s/>4.583,33 €<text:s/></text:p>
          </table:table-cell>
          <table:table-cell office:value-type="currency" office:value="5958.333333333333" table:formula="of:=[.C25]*1.3" table:style-name="ce2">
            <text:p><text:s/>5.958,33 €<text:s/></text:p>
          </table:table-cell>
          <table:table-cell office:value-type="currency" office:value="71500" table:formula="of:=[.D25]*12" table:style-name="ce2">
            <text:p><text:s/>71.500,00 €<text:s/></text:p>
          </table:table-cell>
          <table:table-cell office:value-type="string" table:style-name="ce4">
            <text:p>Producto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71500" table:formula="of:=([.E25]/12)*[.H25]" table:style-name="ce3">
            <text:p><text:s/>71.500,00 €<text:s/></text:p>
          </table:table-cell>
          <table:table-cell office:value-type="string" table:style-name="ce1">
            <text:p>Desarrollo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quitecto Senior</text:p>
          </table:table-cell>
          <table:table-cell office:value-type="string" table:style-name="ce1">
            <text:p>Arquitecto Senior</text:p>
          </table:table-cell>
          <table:table-cell office:value-type="currency" office:value="4583.333333333333" table:formula="of:=55000/12" table:style-name="ce2">
            <text:p><text:s/>4.583,33 €<text:s/></text:p>
          </table:table-cell>
          <table:table-cell office:value-type="currency" office:value="5958.333333333333" table:formula="of:=[.C26]*1.3" table:style-name="ce2">
            <text:p><text:s/>5.958,33 €<text:s/></text:p>
          </table:table-cell>
          <table:table-cell office:value-type="currency" office:value="71500" table:formula="of:=[.D26]*12" table:style-name="ce2">
            <text:p><text:s/>71.500,00 €<text:s/></text:p>
          </table:table-cell>
          <table:table-cell office:value-type="string" table:style-name="ce4">
            <text:p>Producto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71500" table:formula="of:=([.E26]/12)*[.H26]" table:style-name="ce3">
            <text:p><text:s/>71.500,00 €<text:s/></text:p>
          </table:table-cell>
          <table:table-cell office:value-type="string" table:style-name="ce1">
            <text:p>Desarrollo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quitecto Junior</text:p>
          </table:table-cell>
          <table:table-cell office:value-type="string" table:style-name="ce1">
            <text:p>Arquitecto Senior</text:p>
          </table:table-cell>
          <table:table-cell office:value-type="currency" office:value="3750" table:formula="of:=45000/12" table:style-name="ce2">
            <text:p><text:s/>3.750,00 €<text:s/></text:p>
          </table:table-cell>
          <table:table-cell office:value-type="currency" office:value="4875" table:formula="of:=[.C27]*1.3" table:style-name="ce2">
            <text:p><text:s/>4.875,00 €<text:s/></text:p>
          </table:table-cell>
          <table:table-cell office:value-type="currency" office:value="58500" table:formula="of:=[.D27]*12" table:style-name="ce2">
            <text:p><text:s/>58.500,00 €<text:s/></text:p>
          </table:table-cell>
          <table:table-cell office:value-type="string" table:style-name="ce4">
            <text:p>Producto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58500" table:formula="of:=([.E27]/12)*[.H27]" table:style-name="ce3">
            <text:p><text:s/>58.500,00 €<text:s/></text:p>
          </table:table-cell>
          <table:table-cell office:value-type="string" table:style-name="ce1">
            <text:p>Desarrollo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quitecto Junior</text:p>
          </table:table-cell>
          <table:table-cell office:value-type="string" table:style-name="ce1">
            <text:p>Arquitecto Senior</text:p>
          </table:table-cell>
          <table:table-cell office:value-type="currency" office:value="3750" table:formula="of:=45000/12" table:style-name="ce2">
            <text:p><text:s/>3.750,00 €<text:s/></text:p>
          </table:table-cell>
          <table:table-cell office:value-type="currency" office:value="4875" table:formula="of:=[.C28]*1.3" table:style-name="ce2">
            <text:p><text:s/>4.875,00 €<text:s/></text:p>
          </table:table-cell>
          <table:table-cell office:value-type="currency" office:value="58500" table:formula="of:=[.D28]*12" table:style-name="ce2">
            <text:p><text:s/>58.500,00 €<text:s/></text:p>
          </table:table-cell>
          <table:table-cell office:value-type="string" table:style-name="ce4">
            <text:p>Producto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52000.000000000007" table:formula="of:=([.E29]/12)*[.H28]" table:style-name="ce3">
            <text:p><text:s/>52.000,00 €<text:s/></text:p>
          </table:table-cell>
          <table:table-cell office:value-type="string" table:style-name="ce1">
            <text:p>Desarrollo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sarrollador Senior</text:p>
          </table:table-cell>
          <table:table-cell office:value-type="string" table:style-name="ce1">
            <text:p>Desarrollador Senior</text:p>
          </table:table-cell>
          <table:table-cell office:value-type="currency" office:value="3333.3333333333335" table:formula="of:=40000/12" table:style-name="ce2">
            <text:p><text:s/>3.333,33 €<text:s/></text:p>
          </table:table-cell>
          <table:table-cell office:value-type="currency" office:value="4333.3333333333339" table:formula="of:=[.C29]*1.3" table:style-name="ce2">
            <text:p><text:s/>4.333,33 €<text:s/></text:p>
          </table:table-cell>
          <table:table-cell office:value-type="currency" office:value="52000.000000000007" table:formula="of:=[.D29]*12" table:style-name="ce2">
            <text:p><text:s/>52.000,00 €<text:s/></text:p>
          </table:table-cell>
          <table:table-cell office:value-type="string" table:style-name="ce4">
            <text:p>Producto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52000.000000000007" table:formula="of:=([.E30]/12)*[.H29]" table:style-name="ce3">
            <text:p><text:s/>52.000,00 €<text:s/></text:p>
          </table:table-cell>
          <table:table-cell office:value-type="string" table:style-name="ce1">
            <text:p>Desarrollo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sarrollador Senior</text:p>
          </table:table-cell>
          <table:table-cell office:value-type="string" table:style-name="ce1">
            <text:p>Desarrollador Senior</text:p>
          </table:table-cell>
          <table:table-cell office:value-type="currency" office:value="3333.3333333333335" table:formula="of:=40000/12" table:style-name="ce2">
            <text:p><text:s/>3.333,33 €<text:s/></text:p>
          </table:table-cell>
          <table:table-cell office:value-type="currency" office:value="4333.3333333333339" table:formula="of:=[.C30]*1.3" table:style-name="ce2">
            <text:p><text:s/>4.333,33 €<text:s/></text:p>
          </table:table-cell>
          <table:table-cell office:value-type="currency" office:value="52000.000000000007" table:formula="of:=[.D30]*12" table:style-name="ce2">
            <text:p><text:s/>52.000,00 €<text:s/></text:p>
          </table:table-cell>
          <table:table-cell office:value-type="string" table:style-name="ce4">
            <text:p>Producto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52000.000000000007" table:formula="of:=([.E31]/12)*[.H30]" table:style-name="ce3">
            <text:p><text:s/>52.000,00 €<text:s/></text:p>
          </table:table-cell>
          <table:table-cell office:value-type="string" table:style-name="ce1">
            <text:p>Desarrollo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sarrollador Senior</text:p>
          </table:table-cell>
          <table:table-cell office:value-type="string" table:style-name="ce1">
            <text:p>Desarrollador Senior</text:p>
          </table:table-cell>
          <table:table-cell office:value-type="currency" office:value="3333.3333333333335" table:formula="of:=40000/12" table:style-name="ce2">
            <text:p><text:s/>3.333,33 €<text:s/></text:p>
          </table:table-cell>
          <table:table-cell office:value-type="currency" office:value="4333.3333333333339" table:formula="of:=[.C31]*1.3" table:style-name="ce2">
            <text:p><text:s/>4.333,33 €<text:s/></text:p>
          </table:table-cell>
          <table:table-cell office:value-type="currency" office:value="52000.000000000007" table:formula="of:=[.D31]*12" table:style-name="ce2">
            <text:p><text:s/>52.000,00 €<text:s/></text:p>
          </table:table-cell>
          <table:table-cell office:value-type="string" table:style-name="ce4">
            <text:p>Producto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52000.000000000007" table:formula="of:=([.E32]/12)*[.H31]" table:style-name="ce3">
            <text:p><text:s/>52.000,00 €<text:s/></text:p>
          </table:table-cell>
          <table:table-cell office:value-type="string" table:style-name="ce1">
            <text:p>Desarrollo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sarrollador Senior</text:p>
          </table:table-cell>
          <table:table-cell office:value-type="string" table:style-name="ce1">
            <text:p>Desarrollador Senior</text:p>
          </table:table-cell>
          <table:table-cell office:value-type="currency" office:value="3333.3333333333335" table:formula="of:=40000/12" table:style-name="ce2">
            <text:p><text:s/>3.333,33 €<text:s/></text:p>
          </table:table-cell>
          <table:table-cell office:value-type="currency" office:value="4333.3333333333339" table:formula="of:=[.C32]*1.3" table:style-name="ce2">
            <text:p><text:s/>4.333,33 €<text:s/></text:p>
          </table:table-cell>
          <table:table-cell office:value-type="currency" office:value="52000.000000000007" table:formula="of:=[.D32]*12" table:style-name="ce2">
            <text:p><text:s/>52.000,00 €<text:s/></text:p>
          </table:table-cell>
          <table:table-cell office:value-type="string" table:style-name="ce4">
            <text:p>Producto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52000.000000000007" table:formula="of:=([.E33]/12)*[.H32]" table:style-name="ce3">
            <text:p><text:s/>52.000,00 €<text:s/></text:p>
          </table:table-cell>
          <table:table-cell office:value-type="string" table:style-name="ce1">
            <text:p>Desarrollo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alista Negocio</text:p>
          </table:table-cell>
          <table:table-cell office:value-type="string" table:style-name="ce1">
            <text:p>Analista Negocio</text:p>
          </table:table-cell>
          <table:table-cell office:value-type="currency" office:value="3333.3333333333335" table:formula="of:=40000/12" table:style-name="ce2">
            <text:p><text:s/>3.333,33 €<text:s/></text:p>
          </table:table-cell>
          <table:table-cell office:value-type="currency" office:value="4333.3333333333339" table:formula="of:=[.C33]*1.3" table:style-name="ce2">
            <text:p><text:s/>4.333,33 €<text:s/></text:p>
          </table:table-cell>
          <table:table-cell office:value-type="currency" office:value="52000.000000000007" table:formula="of:=[.D33]*12" table:style-name="ce2">
            <text:p><text:s/>52.000,00 €<text:s/></text:p>
          </table:table-cell>
          <table:table-cell office:value-type="string" table:style-name="ce4">
            <text:p>Productos/Verticales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32500" table:formula="of:=([.E34]/12)*[.H33]" table:style-name="ce3">
            <text:p><text:s/>32.500,00 €<text:s/></text:p>
          </table:table-cell>
          <table:table-cell office:value-type="string" table:style-name="ce1">
            <text:p>Desarrollo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sarrollador Junior</text:p>
          </table:table-cell>
          <table:table-cell office:value-type="string" table:style-name="ce1">
            <text:p>Desarrollador Junior</text:p>
          </table:table-cell>
          <table:table-cell office:value-type="currency" office:value="2083.3333333333335" table:formula="of:=25000/12" table:style-name="ce2">
            <text:p><text:s/>2.083,33 €<text:s/></text:p>
          </table:table-cell>
          <table:table-cell office:value-type="currency" office:value="2708.3333333333335" table:formula="of:=[.C34]*1.3" table:style-name="ce2">
            <text:p><text:s/>2.708,33 €<text:s/></text:p>
          </table:table-cell>
          <table:table-cell office:value-type="currency" office:value="32500" table:formula="of:=[.D34]*12" table:style-name="ce2">
            <text:p><text:s/>32.500,00 €<text:s/></text:p>
          </table:table-cell>
          <table:table-cell office:value-type="string" table:style-name="ce4">
            <text:p>Productos/Verticales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32500" table:formula="of:=([.E35]/12)*[.H34]" table:style-name="ce3">
            <text:p><text:s/>32.500,00 €<text:s/></text:p>
          </table:table-cell>
          <table:table-cell office:value-type="string" table:style-name="ce1">
            <text:p>Desarrollo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sarrollador Junior</text:p>
          </table:table-cell>
          <table:table-cell office:value-type="string" table:style-name="ce1">
            <text:p>Desarrollador Junior</text:p>
          </table:table-cell>
          <table:table-cell office:value-type="currency" office:value="2083.3333333333335" table:formula="of:=25000/12" table:style-name="ce2">
            <text:p><text:s/>2.083,33 €<text:s/></text:p>
          </table:table-cell>
          <table:table-cell office:value-type="currency" office:value="2708.3333333333335" table:formula="of:=[.C35]*1.3" table:style-name="ce2">
            <text:p><text:s/>2.708,33 €<text:s/></text:p>
          </table:table-cell>
          <table:table-cell office:value-type="currency" office:value="32500" table:formula="of:=[.D35]*12" table:style-name="ce2">
            <text:p><text:s/>32.500,00 €<text:s/></text:p>
          </table:table-cell>
          <table:table-cell office:value-type="string" table:style-name="ce4">
            <text:p>Productos/Verticales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32500" table:formula="of:=([.E35]/12)*[.H35]" table:style-name="ce3">
            <text:p><text:s/>32.500,00 €<text:s/></text:p>
          </table:table-cell>
          <table:table-cell office:value-type="string" table:style-name="ce1">
            <text:p>Desarrollo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table:number-columns-repeated="8" table:style-name="ce1"/>
          <table:table-cell office:value-type="currency" office:value="559000" table:formula="of:=SUM([.I25:.I35])" table:style-name="ce10">
            <text:p><text:s/>559.000,00 €<text:s/></text:p>
          </table:table-cell>
          <table:table-cell office:value-type="string" table:style-name="ce5">
            <text:p>Desarrollo</text:p>
          </table:table-cell>
          <table:table-cell table:number-columns-repeated="16374" table:style-name="ce1"/>
        </table:table-row>
        <table:table-row table:style-name="ro1">
          <table:table-cell table:number-columns-repeated="8" table:style-name="ce1"/>
          <table:table-cell office:value-type="currency" office:value="1392380" table:formula="of:=SUM([.I8];[.I11];[.I24];[.I36])" table:style-name="ce10">
            <text:p><text:s/>1.392.380,00 €<text:s/></text:p>
          </table:table-cell>
          <table:table-cell office:value-type="string" table:style-name="ce4">
            <text:p>IT</text:p>
          </table:table-cell>
          <table:table-cell office:value-type="string" table:style-name="ce4">
            <text:p>IT</text:p>
          </table:table-cell>
          <table:table-cell table:number-columns-repeated="16373"/>
        </table:table-row>
        <table:table-row table:style-name="ro1">
          <table:table-cell table:number-columns-repeated="8" table:style-name="ce1"/>
          <table:table-cell table:style-name="ce10"/>
          <table:table-cell table:number-columns-repeated="2" table:style-name="ce4"/>
          <table:table-cell table:number-columns-repeated="16373"/>
        </table:table-row>
        <table:table-row table:style-name="ro1">
          <table:table-cell office:value-type="string" table:style-name="ce7">
            <text:p>Joaquin Martin</text:p>
          </table:table-cell>
          <table:table-cell office:value-type="string" table:style-name="ce7">
            <text:p>CFO</text:p>
          </table:table-cell>
          <table:table-cell office:value-type="currency" office:value="5000" table:style-name="ce8">
            <text:p><text:s/>5.000,00 €<text:s/></text:p>
          </table:table-cell>
          <table:table-cell office:value-type="currency" office:value="5000" table:formula="of:=[.C39]" table:style-name="ce8">
            <text:p><text:s/>5.000,00 €<text:s/></text:p>
          </table:table-cell>
          <table:table-cell office:value-type="currency" office:value="60000" table:formula="of:=[.D39]*12" table:style-name="ce8">
            <text:p><text:s/>60.000,00 €<text:s/></text:p>
          </table:table-cell>
          <table:table-cell office:value-type="string" table:style-name="ce9">
            <text:p>Direccion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60000" table:formula="of:=([.E40]/12)*[.H39]" table:style-name="ce3">
            <text:p><text:s/>60.000,00 €<text:s/></text:p>
          </table:table-cell>
          <table:table-cell office:value-type="string" table:style-name="ce1">
            <text:p>Gestion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7">
            <text:p>Josep Lopez</text:p>
          </table:table-cell>
          <table:table-cell office:value-type="string" table:style-name="ce7">
            <text:p>COO</text:p>
          </table:table-cell>
          <table:table-cell office:value-type="currency" office:value="5000" table:style-name="ce8">
            <text:p><text:s/>5.000,00 €<text:s/></text:p>
          </table:table-cell>
          <table:table-cell office:value-type="currency" office:value="5000" table:formula="of:=[.C40]" table:style-name="ce8">
            <text:p><text:s/>5.000,00 €<text:s/></text:p>
          </table:table-cell>
          <table:table-cell office:value-type="currency" office:value="60000" table:formula="of:=[.D40]*12" table:style-name="ce8">
            <text:p><text:s/>60.000,00 €<text:s/></text:p>
          </table:table-cell>
          <table:table-cell office:value-type="string" table:style-name="ce9">
            <text:p>Direccion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30000" table:formula="of:=([.E41]/12)*[.H40]" table:style-name="ce3">
            <text:p><text:s/>30.000,00 €<text:s/></text:p>
          </table:table-cell>
          <table:table-cell office:value-type="string" table:style-name="ce1">
            <text:p>Gestion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7">
            <text:p>Lesandra Mega</text:p>
          </table:table-cell>
          <table:table-cell office:value-type="string" table:style-name="ce1">
            <text:p>Contabilidad</text:p>
          </table:table-cell>
          <table:table-cell office:value-type="currency" office:value="2000" table:style-name="ce2">
            <text:p><text:s/>2.000,00 €<text:s/></text:p>
          </table:table-cell>
          <table:table-cell office:value-type="currency" office:value="2500" table:formula="of:=[.C41]+500" table:style-name="ce2">
            <text:p><text:s/>2.500,00 €<text:s/></text:p>
          </table:table-cell>
          <table:table-cell office:value-type="currency" office:value="30000" table:formula="of:=[.D41]*12" table:style-name="ce2">
            <text:p><text:s/>30.000,00 €<text:s/></text:p>
          </table:table-cell>
          <table:table-cell office:value-type="string" table:style-name="ce4">
            <text:p>Administracion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23400" table:formula="of:=([.E42]/12)*[.H41]" table:style-name="ce3">
            <text:p><text:s/>23.400,00 €<text:s/></text:p>
          </table:table-cell>
          <table:table-cell office:value-type="string" table:style-name="ce1">
            <text:p>Gestion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dministrativo</text:p>
          </table:table-cell>
          <table:table-cell office:value-type="string" table:style-name="ce1">
            <text:p>Administrativo</text:p>
          </table:table-cell>
          <table:table-cell office:value-type="currency" office:value="1500" table:style-name="ce2">
            <text:p><text:s/>1.500,00 €<text:s/></text:p>
          </table:table-cell>
          <table:table-cell office:value-type="currency" office:value="1950" table:formula="of:=[.C42]*1.3" table:style-name="ce2">
            <text:p><text:s/>1.950,00 €<text:s/></text:p>
          </table:table-cell>
          <table:table-cell office:value-type="currency" office:value="23400" table:formula="of:=[.D42]*12" table:style-name="ce2">
            <text:p><text:s/>23.400,00 €<text:s/></text:p>
          </table:table-cell>
          <table:table-cell office:value-type="string" table:style-name="ce4">
            <text:p>Administracion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32500" table:formula="of:=([.E46]/12)*[.H42]" table:style-name="ce3">
            <text:p><text:s/>32.500,00 €<text:s/></text:p>
          </table:table-cell>
          <table:table-cell office:value-type="string" table:style-name="ce1">
            <text:p>Gestion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dministrativo</text:p>
          </table:table-cell>
          <table:table-cell office:value-type="string" table:style-name="ce1">
            <text:p>Administrativo</text:p>
          </table:table-cell>
          <table:table-cell office:value-type="currency" office:value="1500" table:style-name="ce2">
            <text:p><text:s/>1.500,00 €<text:s/></text:p>
          </table:table-cell>
          <table:table-cell office:value-type="currency" office:value="1950" table:formula="of:=[.C43]*1.3" table:style-name="ce2">
            <text:p><text:s/>1.950,00 €<text:s/></text:p>
          </table:table-cell>
          <table:table-cell office:value-type="currency" office:value="23400" table:formula="of:=[.D43]*12" table:style-name="ce2">
            <text:p><text:s/>23.400,00 €<text:s/></text:p>
          </table:table-cell>
          <table:table-cell office:value-type="string" table:style-name="ce4">
            <text:p>Administracion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32500" table:formula="of:=([.E47]/12)*[.H43]" table:style-name="ce3">
            <text:p><text:s/>32.500,00 €<text:s/></text:p>
          </table:table-cell>
          <table:table-cell office:value-type="string" table:style-name="ce1">
            <text:p>Gestion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dministrativo</text:p>
          </table:table-cell>
          <table:table-cell office:value-type="string" table:style-name="ce1">
            <text:p>Administrativo</text:p>
          </table:table-cell>
          <table:table-cell office:value-type="currency" office:value="1500" table:style-name="ce2">
            <text:p><text:s/>1.500,00 €<text:s/></text:p>
          </table:table-cell>
          <table:table-cell office:value-type="currency" office:value="1950" table:formula="of:=[.C44]*1.3" table:style-name="ce2">
            <text:p><text:s/>1.950,00 €<text:s/></text:p>
          </table:table-cell>
          <table:table-cell office:value-type="currency" office:value="23400" table:formula="of:=[.D44]*12" table:style-name="ce2">
            <text:p><text:s/>23.400,00 €<text:s/></text:p>
          </table:table-cell>
          <table:table-cell office:value-type="string" table:style-name="ce4">
            <text:p>Administracion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currency" office:value="27083.333333333336" table:formula="of:=([.E48]/12)*[.H44]" table:style-name="ce3">
            <text:p><text:s/>27.083,33 €<text:s/></text:p>
          </table:table-cell>
          <table:table-cell office:value-type="string" table:style-name="ce1">
            <text:p>Gestion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9">
            <text:p>RRHH</text:p>
          </table:table-cell>
          <table:table-cell office:value-type="string" table:style-name="ce1">
            <text:p>RRHH</text:p>
          </table:table-cell>
          <table:table-cell office:value-type="currency" office:value="2250" table:formula="of:=27000/12" table:style-name="ce2">
            <text:p><text:s/>2.250,00 €<text:s/></text:p>
          </table:table-cell>
          <table:table-cell office:value-type="currency" office:value="2925" table:formula="of:=[.C45]*1.3" table:style-name="ce2">
            <text:p><text:s/>2.925,00 €<text:s/></text:p>
          </table:table-cell>
          <table:table-cell office:value-type="currency" office:value="3802.5" table:formula="of:=[.D45]*1.3" table:style-name="ce2">
            <text:p><text:s/>3.802,50 €<text:s/></text:p>
          </table:table-cell>
          <table:table-cell office:value-type="string" table:style-name="ce4">
            <text:p>Administracion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32500" table:formula="of:=([.E48]/12)*[.H45]" table:style-name="ce3">
            <text:p><text:s/>32.500,00 €<text:s/></text:p>
          </table:table-cell>
          <table:table-cell office:value-type="string" table:style-name="ce1">
            <text:p>Gestion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AC</text:p>
          </table:table-cell>
          <table:table-cell office:value-type="string" table:style-name="ce1">
            <text:p>A. Cliente/Comercial</text:p>
          </table:table-cell>
          <table:table-cell office:value-type="currency" office:value="2083.3333333333335" table:formula="of:=25000/12" table:style-name="ce2">
            <text:p><text:s/>2.083,33 €<text:s/></text:p>
          </table:table-cell>
          <table:table-cell office:value-type="currency" office:value="2708.3333333333335" table:formula="of:=[.C46]*1.3" table:style-name="ce2">
            <text:p><text:s/>2.708,33 €<text:s/></text:p>
          </table:table-cell>
          <table:table-cell office:value-type="currency" office:value="32500" table:formula="of:=[.D46]*12" table:style-name="ce2">
            <text:p><text:s/>32.500,00 €<text:s/></text:p>
          </table:table-cell>
          <table:table-cell office:value-type="string" table:style-name="ce4">
            <text:p>SAC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32500" table:formula="of:=([.E47]/12)*[.H46]" table:style-name="ce3">
            <text:p><text:s/>32.500,00 €<text:s/></text:p>
          </table:table-cell>
          <table:table-cell office:value-type="string" table:style-name="ce1">
            <text:p>Comercia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AC</text:p>
          </table:table-cell>
          <table:table-cell office:value-type="string" table:style-name="ce1">
            <text:p>A. Cliente/Comercial</text:p>
          </table:table-cell>
          <table:table-cell office:value-type="currency" office:value="2083.3333333333335" table:formula="of:=25000/12" table:style-name="ce2">
            <text:p><text:s/>2.083,33 €<text:s/></text:p>
          </table:table-cell>
          <table:table-cell office:value-type="currency" office:value="2708.3333333333335" table:formula="of:=[.C47]*1.3" table:style-name="ce2">
            <text:p><text:s/>2.708,33 €<text:s/></text:p>
          </table:table-cell>
          <table:table-cell office:value-type="currency" office:value="32500" table:formula="of:=[.D47]*12" table:style-name="ce2">
            <text:p><text:s/>32.500,00 €<text:s/></text:p>
          </table:table-cell>
          <table:table-cell office:value-type="string" table:style-name="ce4">
            <text:p>SAC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39000" table:formula="of:=([.E56]/12)*[.H47]" table:style-name="ce3">
            <text:p><text:s/>39.000,00 €<text:s/></text:p>
          </table:table-cell>
          <table:table-cell office:value-type="string" table:style-name="ce1">
            <text:p>Comercia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AC</text:p>
          </table:table-cell>
          <table:table-cell office:value-type="string" table:style-name="ce1">
            <text:p>A. Cliente/Comercial</text:p>
          </table:table-cell>
          <table:table-cell office:value-type="currency" office:value="2083.3333333333335" table:formula="of:=25000/12" table:style-name="ce2">
            <text:p><text:s/>2.083,33 €<text:s/></text:p>
          </table:table-cell>
          <table:table-cell office:value-type="currency" office:value="2708.3333333333335" table:formula="of:=[.C48]*1.3" table:style-name="ce2">
            <text:p><text:s/>2.708,33 €<text:s/></text:p>
          </table:table-cell>
          <table:table-cell office:value-type="currency" office:value="32500" table:formula="of:=[.D48]*12" table:style-name="ce2">
            <text:p><text:s/>32.500,00 €<text:s/></text:p>
          </table:table-cell>
          <table:table-cell office:value-type="string" table:style-name="ce4">
            <text:p>SAC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32500" table:formula="of:=([.E48]/12)*[.H48]" table:style-name="ce3">
            <text:p><text:s/>32.500,00 €<text:s/></text:p>
          </table:table-cell>
          <table:table-cell office:value-type="string" table:style-name="ce1">
            <text:p>Comercia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AC</text:p>
          </table:table-cell>
          <table:table-cell office:value-type="string" table:style-name="ce1">
            <text:p>A. Cliente/Comercial</text:p>
          </table:table-cell>
          <table:table-cell office:value-type="currency" office:value="2083.3333333333335" table:formula="of:=25000/12" table:style-name="ce2">
            <text:p><text:s/>2.083,33 €<text:s/></text:p>
          </table:table-cell>
          <table:table-cell office:value-type="currency" office:value="2708.3333333333335" table:formula="of:=[.C49]*1.3" table:style-name="ce2">
            <text:p><text:s/>2.708,33 €<text:s/></text:p>
          </table:table-cell>
          <table:table-cell office:value-type="currency" office:value="32500" table:formula="of:=[.D49]*12" table:style-name="ce2">
            <text:p><text:s/>32.500,00 €<text:s/></text:p>
          </table:table-cell>
          <table:table-cell office:value-type="string" table:style-name="ce4">
            <text:p>SAC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32500" table:formula="of:=([.E49]/12)*[.H49]" table:style-name="ce3">
            <text:p><text:s/>32.500,00 €<text:s/></text:p>
          </table:table-cell>
          <table:table-cell office:value-type="string" table:style-name="ce1">
            <text:p>Comercial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AC</text:p>
          </table:table-cell>
          <table:table-cell office:value-type="string" table:style-name="ce1">
            <text:p>A. Cliente/Comercial</text:p>
          </table:table-cell>
          <table:table-cell office:value-type="currency" office:value="2083.3333333333335" table:formula="of:=25000/12" table:style-name="ce2">
            <text:p><text:s/>2.083,33 €<text:s/></text:p>
          </table:table-cell>
          <table:table-cell office:value-type="currency" office:value="2708.3333333333335" table:formula="of:=[.C50]*1.3" table:style-name="ce2">
            <text:p><text:s/>2.708,33 €<text:s/></text:p>
          </table:table-cell>
          <table:table-cell office:value-type="currency" office:value="32500" table:formula="of:=[.D50]*12" table:style-name="ce2">
            <text:p><text:s/>32.500,00 €<text:s/></text:p>
          </table:table-cell>
          <table:table-cell office:value-type="string" table:style-name="ce4">
            <text:p>SAC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32500" table:formula="of:=([.E50]/12)*[.H50]" table:style-name="ce3">
            <text:p><text:s/>32.500,00 €<text:s/></text:p>
          </table:table-cell>
          <table:table-cell office:value-type="string" table:style-name="ce1">
            <text:p>Comercial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AC</text:p>
          </table:table-cell>
          <table:table-cell office:value-type="string" table:style-name="ce1">
            <text:p>A. Cliente/Comercial</text:p>
          </table:table-cell>
          <table:table-cell office:value-type="currency" office:value="2083.3333333333335" table:formula="of:=25000/12" table:style-name="ce2">
            <text:p><text:s/>2.083,33 €<text:s/></text:p>
          </table:table-cell>
          <table:table-cell office:value-type="currency" office:value="2708.3333333333335" table:formula="of:=[.C51]*1.3" table:style-name="ce2">
            <text:p><text:s/>2.708,33 €<text:s/></text:p>
          </table:table-cell>
          <table:table-cell office:value-type="currency" office:value="32500" table:formula="of:=[.D51]*12" table:style-name="ce2">
            <text:p><text:s/>32.500,00 €<text:s/></text:p>
          </table:table-cell>
          <table:table-cell office:value-type="string" table:style-name="ce4">
            <text:p>SAC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32500" table:formula="of:=([.E51]/12)*[.H51]" table:style-name="ce3">
            <text:p><text:s/>32.500,00 €<text:s/></text:p>
          </table:table-cell>
          <table:table-cell office:value-type="string" table:style-name="ce1">
            <text:p>Comercial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AC</text:p>
          </table:table-cell>
          <table:table-cell office:value-type="string" table:style-name="ce1">
            <text:p>A. Cliente/Comercial</text:p>
          </table:table-cell>
          <table:table-cell office:value-type="currency" office:value="2083.3333333333335" table:formula="of:=25000/12" table:style-name="ce2">
            <text:p><text:s/>2.083,33 €<text:s/></text:p>
          </table:table-cell>
          <table:table-cell office:value-type="currency" office:value="2708.3333333333335" table:formula="of:=[.C52]*1.3" table:style-name="ce2">
            <text:p><text:s/>2.708,33 €<text:s/></text:p>
          </table:table-cell>
          <table:table-cell office:value-type="currency" office:value="32500" table:formula="of:=[.D52]*12" table:style-name="ce2">
            <text:p><text:s/>32.500,00 €<text:s/></text:p>
          </table:table-cell>
          <table:table-cell office:value-type="string" table:style-name="ce4">
            <text:p>SAC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32500" table:formula="of:=([.E52]/12)*[.H52]" table:style-name="ce3">
            <text:p><text:s/>32.500,00 €<text:s/></text:p>
          </table:table-cell>
          <table:table-cell office:value-type="string" table:style-name="ce1">
            <text:p>Comercial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AC</text:p>
          </table:table-cell>
          <table:table-cell office:value-type="string" table:style-name="ce1">
            <text:p>A. Cliente/Comercial</text:p>
          </table:table-cell>
          <table:table-cell office:value-type="currency" office:value="2083.3333333333335" table:formula="of:=25000/12" table:style-name="ce2">
            <text:p><text:s/>2.083,33 €<text:s/></text:p>
          </table:table-cell>
          <table:table-cell office:value-type="currency" office:value="2708.3333333333335" table:formula="of:=[.C53]*1.3" table:style-name="ce2">
            <text:p><text:s/>2.708,33 €<text:s/></text:p>
          </table:table-cell>
          <table:table-cell office:value-type="currency" office:value="32500" table:formula="of:=[.D53]*12" table:style-name="ce2">
            <text:p><text:s/>32.500,00 €<text:s/></text:p>
          </table:table-cell>
          <table:table-cell office:value-type="string" table:style-name="ce4">
            <text:p>SAC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32500" table:formula="of:=([.E53]/12)*[.H53]" table:style-name="ce3">
            <text:p><text:s/>32.500,00 €<text:s/></text:p>
          </table:table-cell>
          <table:table-cell office:value-type="string" table:style-name="ce1">
            <text:p>Comercial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AC</text:p>
          </table:table-cell>
          <table:table-cell office:value-type="string" table:style-name="ce1">
            <text:p>A. Cliente/Comercial</text:p>
          </table:table-cell>
          <table:table-cell office:value-type="currency" office:value="2083.3333333333335" table:formula="of:=25000/12" table:style-name="ce2">
            <text:p><text:s/>2.083,33 €<text:s/></text:p>
          </table:table-cell>
          <table:table-cell office:value-type="currency" office:value="2708.3333333333335" table:formula="of:=[.C54]*1.3" table:style-name="ce2">
            <text:p><text:s/>2.708,33 €<text:s/></text:p>
          </table:table-cell>
          <table:table-cell office:value-type="currency" office:value="32500" table:formula="of:=[.D54]*12" table:style-name="ce2">
            <text:p><text:s/>32.500,00 €<text:s/></text:p>
          </table:table-cell>
          <table:table-cell office:value-type="string" table:style-name="ce4">
            <text:p>SAC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32500" table:formula="of:=([.E54]/12)*[.H54]" table:style-name="ce3">
            <text:p><text:s/>32.500,00 €<text:s/></text:p>
          </table:table-cell>
          <table:table-cell office:value-type="string" table:style-name="ce1">
            <text:p>Comercial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AC</text:p>
          </table:table-cell>
          <table:table-cell office:value-type="string" table:style-name="ce1">
            <text:p>A. Cliente/Comercial</text:p>
          </table:table-cell>
          <table:table-cell office:value-type="currency" office:value="2083.3333333333335" table:formula="of:=25000/12" table:style-name="ce2">
            <text:p><text:s/>2.083,33 €<text:s/></text:p>
          </table:table-cell>
          <table:table-cell office:value-type="currency" office:value="2708.3333333333335" table:formula="of:=[.C55]*1.3" table:style-name="ce2">
            <text:p><text:s/>2.708,33 €<text:s/></text:p>
          </table:table-cell>
          <table:table-cell office:value-type="currency" office:value="32500" table:formula="of:=[.D55]*12" table:style-name="ce2">
            <text:p><text:s/>32.500,00 €<text:s/></text:p>
          </table:table-cell>
          <table:table-cell office:value-type="string" table:style-name="ce4">
            <text:p>SAC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32500" table:formula="of:=([.E55]/12)*[.H55]" table:style-name="ce3">
            <text:p><text:s/>32.500,00 €<text:s/></text:p>
          </table:table-cell>
          <table:table-cell office:value-type="string" table:style-name="ce1">
            <text:p>Comercial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Marketing</text:p>
          </table:table-cell>
          <table:table-cell office:value-type="string" table:style-name="ce1">
            <text:p>Marketing</text:p>
          </table:table-cell>
          <table:table-cell office:value-type="currency" office:value="2500" table:formula="of:=30000/12" table:style-name="ce2">
            <text:p><text:s/>2.500,00 €<text:s/></text:p>
          </table:table-cell>
          <table:table-cell office:value-type="currency" office:value="3250" table:formula="of:=[.C56]*1.3" table:style-name="ce2">
            <text:p><text:s/>3.250,00 €<text:s/></text:p>
          </table:table-cell>
          <table:table-cell office:value-type="currency" office:value="39000" table:formula="of:=[.D56]*12" table:style-name="ce2">
            <text:p><text:s/>39.000,00 €<text:s/></text:p>
          </table:table-cell>
          <table:table-cell office:value-type="string" table:style-name="ce4">
            <text:p>Marketing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39000" table:formula="of:=([.E56]/12)*[.H56]" table:style-name="ce3">
            <text:p><text:s/>39.000,00 €<text:s/></text:p>
          </table:table-cell>
          <table:table-cell office:value-type="string" table:style-name="ce1">
            <text:p>Marketing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arketing</text:p>
          </table:table-cell>
          <table:table-cell office:value-type="string" table:style-name="ce1">
            <text:p>Marketing</text:p>
          </table:table-cell>
          <table:table-cell office:value-type="currency" office:value="2500" table:formula="of:=30000/12" table:style-name="ce2">
            <text:p><text:s/>2.500,00 €<text:s/></text:p>
          </table:table-cell>
          <table:table-cell office:value-type="currency" office:value="3250" table:formula="of:=[.C57]*1.3" table:style-name="ce2">
            <text:p><text:s/>3.250,00 €<text:s/></text:p>
          </table:table-cell>
          <table:table-cell office:value-type="currency" office:value="39000" table:formula="of:=[.D57]*12" table:style-name="ce2">
            <text:p><text:s/>39.000,00 €<text:s/></text:p>
          </table:table-cell>
          <table:table-cell office:value-type="string" table:style-name="ce4">
            <text:p>Marketing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39000" table:formula="of:=([.E57]/12)*[.H57]" table:style-name="ce3">
            <text:p><text:s/>39.000,00 €<text:s/></text:p>
          </table:table-cell>
          <table:table-cell office:value-type="string" table:style-name="ce1">
            <text:p>Marketing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arketing</text:p>
          </table:table-cell>
          <table:table-cell office:value-type="string" table:style-name="ce1">
            <text:p>Marketing</text:p>
          </table:table-cell>
          <table:table-cell office:value-type="currency" office:value="2500" table:formula="of:=30000/12" table:style-name="ce2">
            <text:p><text:s/>2.500,00 €<text:s/></text:p>
          </table:table-cell>
          <table:table-cell office:value-type="currency" office:value="3250" table:formula="of:=[.C58]*1.3" table:style-name="ce2">
            <text:p><text:s/>3.250,00 €<text:s/></text:p>
          </table:table-cell>
          <table:table-cell office:value-type="currency" office:value="39000" table:formula="of:=[.D58]*12" table:style-name="ce2">
            <text:p><text:s/>39.000,00 €<text:s/></text:p>
          </table:table-cell>
          <table:table-cell office:value-type="string" table:style-name="ce4">
            <text:p>Marketing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39000" table:formula="of:=([.E58]/12)*[.H58]" table:style-name="ce3">
            <text:p><text:s/>39.000,00 €<text:s/></text:p>
          </table:table-cell>
          <table:table-cell office:value-type="string" table:style-name="ce1">
            <text:p>Marketing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arketing</text:p>
          </table:table-cell>
          <table:table-cell office:value-type="string" table:style-name="ce1">
            <text:p>Marketing</text:p>
          </table:table-cell>
          <table:table-cell office:value-type="currency" office:value="2500" table:formula="of:=30000/12" table:style-name="ce2">
            <text:p><text:s/>2.500,00 €<text:s/></text:p>
          </table:table-cell>
          <table:table-cell office:value-type="currency" office:value="3250" table:formula="of:=[.C59]*1.3" table:style-name="ce2">
            <text:p><text:s/>3.250,00 €<text:s/></text:p>
          </table:table-cell>
          <table:table-cell office:value-type="currency" office:value="39000" table:formula="of:=[.D59]*12" table:style-name="ce2">
            <text:p><text:s/>39.000,00 €<text:s/></text:p>
          </table:table-cell>
          <table:table-cell office:value-type="string" table:style-name="ce4">
            <text:p>Marketin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currency" office:value="32500" table:formula="of:=([.E59]/12)*[.H59]" table:style-name="ce3">
            <text:p><text:s/>32.500,00 €<text:s/></text:p>
          </table:table-cell>
          <table:table-cell office:value-type="string" table:style-name="ce1">
            <text:p>Marketing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arketing</text:p>
          </table:table-cell>
          <table:table-cell office:value-type="string" table:style-name="ce1">
            <text:p>Marketing</text:p>
          </table:table-cell>
          <table:table-cell office:value-type="currency" office:value="2500" table:formula="of:=30000/12" table:style-name="ce2">
            <text:p><text:s/>2.500,00 €<text:s/></text:p>
          </table:table-cell>
          <table:table-cell office:value-type="currency" office:value="3250" table:formula="of:=[.C60]*1.3" table:style-name="ce2">
            <text:p><text:s/>3.250,00 €<text:s/></text:p>
          </table:table-cell>
          <table:table-cell office:value-type="currency" office:value="39000" table:formula="of:=[.D60]*12" table:style-name="ce2">
            <text:p><text:s/>39.000,00 €<text:s/></text:p>
          </table:table-cell>
          <table:table-cell office:value-type="string" table:style-name="ce4">
            <text:p>Marketin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currency" office:value="32500" table:formula="of:=([.E60]/12)*[.H60]" table:style-name="ce3">
            <text:p><text:s/>32.500,00 €<text:s/></text:p>
          </table:table-cell>
          <table:table-cell office:value-type="string" table:style-name="ce1">
            <text:p>Marketing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arketing</text:p>
          </table:table-cell>
          <table:table-cell office:value-type="string" table:style-name="ce1">
            <text:p>Marketing</text:p>
          </table:table-cell>
          <table:table-cell office:value-type="currency" office:value="2500" table:formula="of:=30000/12" table:style-name="ce2">
            <text:p><text:s/>2.500,00 €<text:s/></text:p>
          </table:table-cell>
          <table:table-cell office:value-type="currency" office:value="3250" table:formula="of:=[.C61]*1.3" table:style-name="ce2">
            <text:p><text:s/>3.250,00 €<text:s/></text:p>
          </table:table-cell>
          <table:table-cell office:value-type="currency" office:value="39000" table:formula="of:=[.D61]*12" table:style-name="ce2">
            <text:p><text:s/>39.000,00 €<text:s/></text:p>
          </table:table-cell>
          <table:table-cell office:value-type="string" table:style-name="ce4">
            <text:p>Marketin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currency" office:value="32500" table:formula="of:=([.E61]/12)*[.H61]" table:style-name="ce3">
            <text:p><text:s/>32.500,00 €<text:s/></text:p>
          </table:table-cell>
          <table:table-cell office:value-type="string" table:style-name="ce1">
            <text:p>Marketing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iseño/Video</text:p>
          </table:table-cell>
          <table:table-cell office:value-type="string" table:style-name="ce1">
            <text:p>Diseño/Video</text:p>
          </table:table-cell>
          <table:table-cell office:value-type="currency" office:value="2500" table:formula="of:=30000/12" table:style-name="ce2">
            <text:p><text:s/>2.500,00 €<text:s/></text:p>
          </table:table-cell>
          <table:table-cell office:value-type="currency" office:value="3250" table:formula="of:=[.C62]*1.3" table:style-name="ce2">
            <text:p><text:s/>3.250,00 €<text:s/></text:p>
          </table:table-cell>
          <table:table-cell office:value-type="currency" office:value="39000" table:formula="of:=[.D62]*12" table:style-name="ce2">
            <text:p><text:s/>39.000,00 €<text:s/></text:p>
          </table:table-cell>
          <table:table-cell office:value-type="string" table:style-name="ce4">
            <text:p>Marketing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currency" office:value="39000" table:formula="of:=([.E62]/12)*[.H62]" table:style-name="ce16">
            <text:p><text:s/>39.000,00 €<text:s/></text:p>
          </table:table-cell>
          <table:table-cell office:value-type="string" table:style-name="ce1">
            <text:p>Marketing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iseño/Video</text:p>
          </table:table-cell>
          <table:table-cell office:value-type="string" table:style-name="ce1">
            <text:p>Diseño/Video</text:p>
          </table:table-cell>
          <table:table-cell office:value-type="currency" office:value="2500" table:formula="of:=30000/12" table:style-name="ce2">
            <text:p><text:s/>2.500,00 €<text:s/></text:p>
          </table:table-cell>
          <table:table-cell office:value-type="currency" office:value="3250" table:formula="of:=[.C63]*1.3" table:style-name="ce2">
            <text:p><text:s/>3.250,00 €<text:s/></text:p>
          </table:table-cell>
          <table:table-cell office:value-type="currency" office:value="39000" table:formula="of:=[.D63]*12" table:style-name="ce2">
            <text:p><text:s/>39.000,00 €<text:s/></text:p>
          </table:table-cell>
          <table:table-cell office:value-type="string" table:style-name="ce4">
            <text:p>Marketing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currency" office:value="26000" table:formula="of:=([.E63]/12)*[.H63]" table:style-name="ce16">
            <text:p><text:s/>26.000,00 €<text:s/></text:p>
          </table:table-cell>
          <table:table-cell office:value-type="string" table:style-name="ce1">
            <text:p>Marketing</text:p>
          </table:table-cell>
          <table:table-cell table:number-columns-repeated="16374"/>
        </table:table-row>
        <table:table-row table:style-name="ro1">
          <table:table-cell table:number-columns-repeated="2" table:style-name="ce1"/>
          <table:table-cell table:number-columns-repeated="3" table:style-name="ce2"/>
          <table:table-cell table:style-name="ce4"/>
          <table:table-cell table:number-columns-repeated="2" table:style-name="ce1"/>
          <table:table-cell table:style-name="ce16"/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table:number-columns-repeated="3" table:style-name="ce2"/>
          <table:table-cell table:number-columns-repeated="3" table:style-name="ce1"/>
          <table:table-cell office:value-type="currency" office:value="848983.33333333337" table:formula="of:=SUM([.I39:.I64])" table:style-name="ce10">
            <text:p><text:s/>848.983,33 €<text:s/>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5">
            <text:p>Otros costes</text:p>
          </table:table-cell>
          <table:table-cell table:number-columns-repeated="3" table:style-name="ce1"/>
          <table:table-cell table:style-name="ce2"/>
          <table:table-cell table:number-columns-repeated="3" table:style-name="ce1"/>
          <table:table-cell table:style-name="ce3"/>
          <table:table-cell table:number-columns-repeated="16375" table:style-name="ce1"/>
        </table:table-row>
        <table:table-row table:style-name="ro1">
          <table:table-cell office:value-type="string" table:style-name="ce11">
            <text:p>Servidores OVH</text:p>
          </table:table-cell>
          <table:table-cell table:number-columns-repeated="2" table:style-name="ce1"/>
          <table:table-cell office:value-type="currency" office:value="10000" table:style-name="ce2">
            <text:p><text:s/>10.000,00 €<text:s/></text:p>
          </table:table-cell>
          <table:table-cell office:value-type="currency" office:value="120000" table:formula="of:=[.D67]*12" table:style-name="ce2">
            <text:p><text:s/>120.000,00 €<text:s/></text:p>
          </table:table-cell>
          <table:table-cell table:number-columns-repeated="3" table:style-name="ce1"/>
          <table:table-cell office:value-type="currency" office:value="120000" table:formula="of:=[.E67]" table:style-name="ce3">
            <text:p><text:s/>120.000,00 €<text:s/></text:p>
          </table:table-cell>
          <table:table-cell office:value-type="string" table:style-name="ce4">
            <text:p>IT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Oficinas</text:p>
          </table:table-cell>
          <table:table-cell table:number-columns-repeated="2" table:style-name="ce1"/>
          <table:table-cell office:value-type="currency" office:value="4000" table:style-name="ce2">
            <text:p><text:s/>4.000,00 €<text:s/></text:p>
          </table:table-cell>
          <table:table-cell office:value-type="currency" office:value="48000" table:formula="of:=[.D68]*12" table:style-name="ce2">
            <text:p><text:s/>48.000,00 €<text:s/></text:p>
          </table:table-cell>
          <table:table-cell table:number-columns-repeated="3" table:style-name="ce1"/>
          <table:table-cell office:value-type="currency" office:value="48000" table:formula="of:=[.E68]" table:style-name="ce3">
            <text:p><text:s/>48.000,00 €<text:s/></text:p>
          </table:table-cell>
          <table:table-cell office:value-type="string" table:style-name="ce1">
            <text:p>Gestion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Gastos Telf/inter…</text:p>
          </table:table-cell>
          <table:table-cell table:number-columns-repeated="2" table:style-name="ce1"/>
          <table:table-cell office:value-type="currency" office:value="2500" table:style-name="ce2">
            <text:p><text:s/>2.500,00 €<text:s/></text:p>
          </table:table-cell>
          <table:table-cell office:value-type="currency" office:value="30000" table:formula="of:=[.D69]*12" table:style-name="ce2">
            <text:p><text:s/>30.000,00 €<text:s/></text:p>
          </table:table-cell>
          <table:table-cell table:style-name="ce1"/>
          <table:table-cell table:number-columns-repeated="2" table:style-name="ce12"/>
          <table:table-cell office:value-type="currency" office:value="30000" table:formula="of:=[.E69]" table:style-name="ce3">
            <text:p><text:s/>30.000,00 €<text:s/></text:p>
          </table:table-cell>
          <table:table-cell office:value-type="string" table:style-name="ce18">
            <text:p>IT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Software/licencias</text:p>
          </table:table-cell>
          <table:table-cell table:number-columns-repeated="2" table:style-name="ce12"/>
          <table:table-cell office:value-type="currency" office:value="3000" table:style-name="ce17">
            <text:p><text:s/>3.000,00 €<text:s/></text:p>
          </table:table-cell>
          <table:table-cell office:value-type="currency" office:value="36000" table:formula="of:=[.D70]*12" table:style-name="ce17">
            <text:p><text:s/>36.000,00 €<text:s/></text:p>
          </table:table-cell>
          <table:table-cell table:style-name="ce12"/>
          <table:table-cell table:number-columns-repeated="2" table:style-name="ce1"/>
          <table:table-cell office:value-type="currency" office:value="36000" table:formula="of:=[.E70]" table:style-name="ce3">
            <text:p><text:s/>36.000,00 €<text:s/></text:p>
          </table:table-cell>
          <table:table-cell office:value-type="string" table:style-name="ce4">
            <text:p>IT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Asesoreamiento legal</text:p>
          </table:table-cell>
          <table:table-cell table:number-columns-repeated="2" table:style-name="ce1"/>
          <table:table-cell office:value-type="currency" office:value="2000" table:style-name="ce2">
            <text:p><text:s/>2.000,00 €<text:s/></text:p>
          </table:table-cell>
          <table:table-cell office:value-type="currency" office:value="24000" table:formula="of:=[.D71]*12" table:style-name="ce2">
            <text:p><text:s/>24.000,00 €<text:s/></text:p>
          </table:table-cell>
          <table:table-cell table:number-columns-repeated="3" table:style-name="ce1"/>
          <table:table-cell office:value-type="currency" office:value="24000" table:formula="of:=[.E71]" table:style-name="ce3">
            <text:p><text:s/>24.000,00 €<text:s/></text:p>
          </table:table-cell>
          <table:table-cell office:value-type="string" table:style-name="ce1">
            <text:p>Gestion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Seguros</text:p>
          </table:table-cell>
          <table:table-cell table:number-columns-repeated="2" table:style-name="ce1"/>
          <table:table-cell office:value-type="currency" office:value="300" table:style-name="ce2">
            <text:p><text:s/>300,00 €<text:s/></text:p>
          </table:table-cell>
          <table:table-cell office:value-type="currency" office:value="3600" table:formula="of:=[.D72]*12" table:style-name="ce2">
            <text:p><text:s/>3.600,00 €<text:s/></text:p>
          </table:table-cell>
          <table:table-cell table:number-columns-repeated="3" table:style-name="ce1"/>
          <table:table-cell office:value-type="currency" office:value="3600" table:formula="of:=[.E72]" table:style-name="ce3">
            <text:p><text:s/>3.600,00 €<text:s/></text:p>
          </table:table-cell>
          <table:table-cell office:value-type="string" table:style-name="ce1">
            <text:p>Gestion</text:p>
          </table:table-cell>
          <table:table-cell table:number-columns-repeated="16374"/>
        </table:table-row>
        <table:table-row table:style-name="ro1">
          <table:table-cell table:number-columns-repeated="4" table:style-name="ce1"/>
          <table:table-cell table:style-name="ce2"/>
          <table:table-cell table:number-columns-repeated="3" table:style-name="ce1"/>
          <table:table-cell office:value-type="currency" office:value="261600" table:formula="of:=SUM([.I67:.I72])" table:style-name="ce10">
            <text:p><text:s/>261.600,00 €<text:s/>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5">
            <text:p>Marketing</text:p>
          </table:table-cell>
          <table:table-cell table:number-columns-repeated="2" table:style-name="ce1"/>
          <table:table-cell table:number-columns-repeated="2" table:style-name="ce2"/>
          <table:table-cell table:number-columns-repeated="3" table:style-name="ce1"/>
          <table:table-cell table:style-name="ce3"/>
          <table:table-cell table:number-columns-repeated="16375" table:style-name="ce1"/>
        </table:table-row>
        <table:table-row table:style-name="ro1">
          <table:table-cell office:value-type="string" table:style-name="ce1">
            <text:p>Publicidad Online</text:p>
          </table:table-cell>
          <table:table-cell table:number-columns-repeated="2" table:style-name="ce1"/>
          <table:table-cell office:value-type="currency" office:value="70000" table:style-name="ce2">
            <text:p><text:s/>70.000,00 €<text:s/></text:p>
          </table:table-cell>
          <table:table-cell office:value-type="currency" office:value="840000" table:formula="of:=[.D75]*12" table:style-name="ce2">
            <text:p><text:s/>840.000,00 €<text:s/></text:p>
          </table:table-cell>
          <table:table-cell table:number-columns-repeated="3" table:style-name="ce1"/>
          <table:table-cell office:value-type="currency" office:value="840000" table:formula="of:=[.E75]" table:style-name="ce3">
            <text:p><text:s/>840.000,00 €<text:s/></text:p>
          </table:table-cell>
          <table:table-cell office:value-type="string" table:style-name="ce1">
            <text:p>Marketing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xposiciones</text:p>
          </table:table-cell>
          <table:table-cell table:number-columns-repeated="3" table:style-name="ce1"/>
          <table:table-cell office:value-type="currency" office:value="150000" table:style-name="ce2">
            <text:p><text:s/>150.000,00 €<text:s/></text:p>
          </table:table-cell>
          <table:table-cell table:number-columns-repeated="3" table:style-name="ce1"/>
          <table:table-cell office:value-type="currency" office:value="150000" table:formula="of:=[.E76]" table:style-name="ce3">
            <text:p><text:s/>150.000,00 €<text:s/></text:p>
          </table:table-cell>
          <table:table-cell office:value-type="string" table:style-name="ce1">
            <text:p>Marketing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edes sociales</text:p>
          </table:table-cell>
          <table:table-cell table:number-columns-repeated="2" table:style-name="ce1"/>
          <table:table-cell office:value-type="currency" office:value="20000" table:style-name="ce2">
            <text:p><text:s/>20.000,00 €<text:s/></text:p>
          </table:table-cell>
          <table:table-cell office:value-type="currency" office:value="240000" table:formula="of:=[.D77]*12" table:style-name="ce2">
            <text:p><text:s/>240.000,00 €<text:s/></text:p>
          </table:table-cell>
          <table:table-cell table:number-columns-repeated="3" table:style-name="ce1"/>
          <table:table-cell office:value-type="currency" office:value="240000" table:formula="of:=[.E77]" table:style-name="ce16">
            <text:p><text:s/>240.000,00 €<text:s/></text:p>
          </table:table-cell>
          <table:table-cell office:value-type="string" table:style-name="ce1">
            <text:p>Marketing</text:p>
          </table:table-cell>
          <table:table-cell table:number-columns-repeated="16374"/>
        </table:table-row>
        <table:table-row table:style-name="ro1">
          <table:table-cell table:number-columns-repeated="4" table:style-name="ce1"/>
          <table:table-cell table:style-name="ce2"/>
          <table:table-cell table:number-columns-repeated="3" table:style-name="ce1"/>
          <table:table-cell office:value-type="currency" office:value="1230000" table:formula="of:=SUM([.I75:.I77])" table:style-name="ce10">
            <text:p><text:s/>1.230.000,00 €<text:s/></text:p>
          </table:table-cell>
          <table:table-cell table:number-columns-repeated="16375" table:style-name="ce1"/>
        </table:table-row>
        <table:table-row table:style-name="ro1">
          <table:table-cell table:number-columns-repeated="4" table:style-name="ce1"/>
          <table:table-cell table:style-name="ce2"/>
          <table:table-cell table:style-name="ce1"/>
          <table:table-cell table:style-name="ce5"/>
          <table:table-cell table:style-name="ce1"/>
          <table:table-cell table:style-name="ce10"/>
          <table:table-cell table:number-columns-repeated="16375" table:style-name="ce1"/>
        </table:table-row>
        <table:table-row table:style-name="ro1">
          <table:table-cell table:number-columns-repeated="4" table:style-name="ce1"/>
          <table:table-cell table:style-name="ce2"/>
          <table:table-cell table:number-columns-repeated="3" table:style-name="ce1"/>
          <table:table-cell office:value-type="currency" office:value="3732963.3333333335" table:formula="of:=SUM([.I37];[.I65];[.I73];[.I78])" table:style-name="ce10">
            <text:p><text:s/>3.732.963,33 €<text:s/></text:p>
          </table:table-cell>
          <table:table-cell table:number-columns-repeated="16375" table:style-name="ce1"/>
        </table:table-row>
        <table:table-row table:number-rows-repeated="104849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4P0">
      <number:text> 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4P1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4P2">
      <number:text> -</number:text>
      <number:number number:decimal-places="0" number:min-integer-digits="2">
        <number:embedded-text number:position="0"> </number:embedded-text>
      </number:number>
      <number:currency-symbol>€</number:currency-symbol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style:style style:name="Moneda" style:family="table-cell" style:data-style-name="N34"/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meta:initial-creator>zontisa</meta:initial-creator>
    <dc:creator>zontisa</dc:creator>
    <meta:creation-date>2020-02-16T08:37:47Z</meta:creation-date>
    <dc:date>2020-02-16T12:42:49Z</dc:date>
  </office:meta>
</office:document-meta>
</file>